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9.svm" manifest:media-type=""/>
  <manifest:file-entry manifest:full-path="Pictures/TablePreview38.svm" manifest:media-type="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0.svm" manifest:media-type=""/>
  <manifest:file-entry manifest:full-path="Pictures/TablePreview43.svm" manifest:media-type=""/>
  <manifest:file-entry manifest:full-path="Pictures/TablePreview18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29.svm" manifest:media-type=""/>
  <manifest:file-entry manifest:full-path="Pictures/TablePreview9.svm" manifest:media-type=""/>
  <manifest:file-entry manifest:full-path="Pictures/TablePreview28.svm" manifest:media-type=""/>
  <manifest:file-entry manifest:full-path="Pictures/TablePreview8.svm" manifest:media-type=""/>
  <manifest:file-entry manifest:full-path="Pictures/TablePreview27.svm" manifest:media-type=""/>
  <manifest:file-entry manifest:full-path="Pictures/TablePreview7.svm" manifest:media-type=""/>
  <manifest:file-entry manifest:full-path="Pictures/TablePreview26.svm" manifest:media-type=""/>
  <manifest:file-entry manifest:full-path="Pictures/TablePreview6.svm" manifest:media-type=""/>
  <manifest:file-entry manifest:full-path="Pictures/TablePreview42.svm" manifest:media-type=""/>
  <manifest:file-entry manifest:full-path="Pictures/TablePreview17.svm" manifest:media-type=""/>
  <manifest:file-entry manifest:full-path="Pictures/TablePreview25.svm" manifest:media-type=""/>
  <manifest:file-entry manifest:full-path="Pictures/TablePreview5.svm" manifest:media-type=""/>
  <manifest:file-entry manifest:full-path="Pictures/TablePreview41.svm" manifest:media-type=""/>
  <manifest:file-entry manifest:full-path="Pictures/TablePreview16.svm" manifest:media-type=""/>
  <manifest:file-entry manifest:full-path="Pictures/TablePreview24.svm" manifest:media-type=""/>
  <manifest:file-entry manifest:full-path="Pictures/TablePreview4.svm" manifest:media-type=""/>
  <manifest:file-entry manifest:full-path="Pictures/TablePreview40.svm" manifest:media-type=""/>
  <manifest:file-entry manifest:full-path="Pictures/TablePreview15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2.svm" manifest:media-type=""/>
  <manifest:file-entry manifest:full-path="Pictures/TablePreview45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44.svm" manifest:media-type=""/>
  <manifest:file-entry manifest:full-path="Pictures/TablePreview1.svm" manifest:media-type=""/>
  <manifest:file-entry manifest:full-path="Pictures/TablePreview19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96cm" fo:min-width="26.7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5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3.901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3.9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4.3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9cm" fo:min-width="0.4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</style:style>
    <style:style style:name="gr18" style:family="graphic" style:parent-style-name="standard">
      <style:graphic-properties draw:textarea-vertical-align="middle" draw:auto-grow-height="false" fo:min-height="11.756cm" fo:min-width="1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5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66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1.963cm"/>
    </style:style>
    <style:style style:name="co1" style:family="table-column">
      <style:table-column-properties style:column-width="1.862cm" style:use-optimal-column-width="false"/>
    </style:style>
    <style:style style:name="co2" style:family="table-column">
      <style:table-column-properties style:column-width="1.818cm" style:use-optimal-column-width="false"/>
    </style:style>
    <style:style style:name="co3" style:family="table-column">
      <style:table-column-properties style:column-width="1.698cm" style:use-optimal-column-width="false"/>
    </style:style>
    <style:style style:name="co4" style:family="table-column">
      <style:table-column-properties style:column-width="1.7cm" style:use-optimal-column-width="false"/>
    </style:style>
    <style:style style:name="co5" style:family="table-column">
      <style:table-column-properties style:column-width="1.753cm" style:use-optimal-column-width="false"/>
    </style:style>
    <style:style style:name="co6" style:family="table-column">
      <style:table-column-properties style:column-width="1.773cm" style:use-optimal-column-width="false"/>
    </style:style>
    <style:style style:name="co7" style:family="table-column">
      <style:table-column-properties style:column-width="1.745cm" style:use-optimal-column-width="false"/>
    </style:style>
    <style:style style:name="co8" style:family="table-column">
      <style:table-column-properties style:column-width="1.774cm" style:use-optimal-column-width="false"/>
    </style:style>
    <style:style style:name="co9" style:family="table-column">
      <style:table-column-properties style:column-width="1.998cm" style:use-optimal-column-width="false"/>
    </style:style>
    <style:style style:name="co10" style:family="table-column">
      <style:table-column-properties style:column-width="1.886cm" style:use-optimal-column-width="false"/>
    </style:style>
    <style:style style:name="co11" style:family="table-column">
      <style:table-column-properties style:column-width="1.73cm" style:use-optimal-column-width="false"/>
    </style:style>
    <style:style style:name="co12" style:family="table-column">
      <style:table-column-properties style:column-width="1.689cm" style:use-optimal-column-width="false"/>
    </style:style>
    <style:style style:name="co13" style:family="table-column">
      <style:table-column-properties style:column-width="1.576cm" style:use-optimal-column-width="false"/>
    </style:style>
    <style:style style:name="co14" style:family="table-column">
      <style:table-column-properties style:column-width="1.578cm" style:use-optimal-column-width="false"/>
    </style:style>
    <style:style style:name="co15" style:family="table-column">
      <style:table-column-properties style:column-width="1.741cm" style:use-optimal-column-width="false"/>
    </style:style>
    <style:style style:name="co16" style:family="table-column">
      <style:table-column-properties style:column-width="1.699cm" style:use-optimal-column-width="false"/>
    </style:style>
    <style:style style:name="co17" style:family="table-column">
      <style:table-column-properties style:column-width="1.587cm" style:use-optimal-column-width="false"/>
    </style:style>
    <style:style style:name="co18" style:family="table-column">
      <style:table-column-properties style:column-width="3.496cm" style:use-optimal-column-width="false"/>
    </style:style>
    <style:style style:name="co19" style:family="table-column">
      <style:table-column-properties style:column-width="2.175cm" style:use-optimal-column-width="false"/>
    </style:style>
    <style:style style:name="co20" style:family="table-column">
      <style:table-column-properties style:column-width="3.969cm" style:use-optimal-column-width="false"/>
    </style:style>
    <style:style style:name="co21" style:family="table-column">
      <style:table-column-properties style:column-width="3.129cm" style:use-optimal-column-width="false"/>
    </style:style>
    <style:style style:name="co22" style:family="table-column">
      <style:table-column-properties style:column-width="3.338cm" style:use-optimal-column-width="false"/>
    </style:style>
    <style:style style:name="co23" style:family="table-column">
      <style:table-column-properties style:column-width="3.868cm" style:use-optimal-column-width="false"/>
    </style:style>
    <style:style style:name="co24" style:family="table-column">
      <style:table-column-properties style:column-width="4.788cm" style:use-optimal-column-width="false"/>
    </style:style>
    <style:style style:name="co25" style:family="table-column">
      <style:table-column-properties style:column-width="5.549cm" style:use-optimal-column-width="false"/>
    </style:style>
    <style:style style:name="co26" style:family="table-column">
      <style:table-column-properties style:column-width="3.438cm" style:use-optimal-column-width="false"/>
    </style:style>
    <style:style style:name="co27" style:family="table-column">
      <style:table-column-properties style:column-width="3.668cm" style:use-optimal-column-width="false"/>
    </style:style>
    <style:style style:name="co28" style:family="table-column">
      <style:table-column-properties style:column-width="4.25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327cm"/>
    </style:style>
    <style:style style:name="ro5" style:family="table-row">
      <style:table-row-properties style:row-height="1.329cm"/>
    </style:style>
    <style:style style:name="ro6" style:family="table-row">
      <style:table-row-properties style:row-height="1.378cm"/>
    </style:style>
    <style:style style:name="ro7" style:family="table-row">
      <style:table-row-properties style:row-height="1.328cm"/>
    </style:style>
    <style:style style:name="ro8" style:family="table-row">
      <style:table-row-properties style:row-height="0.535cm"/>
    </style:style>
    <style:style style:name="ro9" style:family="table-row">
      <style:table-row-properties style:row-height="0.974cm"/>
    </style:style>
    <style:style style:name="ro10" style:family="table-row">
      <style:table-row-properties style:row-height="1.283cm"/>
    </style:style>
    <style:style style:name="ro11" style:family="table-row">
      <style:table-row-properties style:row-height="1.051cm"/>
    </style:style>
    <style:style style:name="ro12" style:family="table-row">
      <style:table-row-properties style:row-height="0.719cm"/>
    </style:style>
    <style:style style:name="ro13" style:family="table-row">
      <style:table-row-properties style:row-height="1.029cm"/>
    </style:style>
    <style:style style:name="ro14" style:family="table-row">
      <style:table-row-properties style:row-height="1.034cm"/>
    </style:style>
    <style:style style:name="ro15" style:family="table-row">
      <style:table-row-properties style:row-height="1.038cm"/>
    </style:style>
    <style:style style:name="ro16" style:family="table-row">
      <style:table-row-properties style:row-height="1.046cm"/>
    </style:style>
    <style:style style:name="ro17" style:family="table-row">
      <style:table-row-properties style:row-height="0.698cm"/>
    </style:style>
    <style:style style:name="ro18" style:family="table-row">
      <style:table-row-properties style:row-height="-4.786cm"/>
    </style:style>
    <style:style style:name="ro19" style:family="table-row">
      <style:table-row-properties style:row-height="1.007cm"/>
    </style:style>
    <style:style style:name="ro20" style:family="table-row">
      <style:table-row-properties style:row-height="1.028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  <style:paragraph-properties fo:text-align="center"/>
      <style:text-properties style:font-name="Liberation Sans1" fo:font-size="18pt" style:font-size-asian="18pt" style:font-size-complex="18pt"/>
    </style:style>
    <style:style style:name="ce4" style:family="table-cell">
      <loext:graphic-properties style:repeat="repeat"/>
      <style:paragraph-properties fo:text-align="center" style:text-autospace="none"/>
      <style:text-properties fo:font-weight="bold" style:font-weight-asian="bold" style:font-weight-complex="bold"/>
    </style:style>
    <style:style style:name="ce5" style:family="table-cell">
      <loext:graphic-properties style:repeat="repeat"/>
      <style:paragraph-properties fo:text-align="center" style:text-autospace="none"/>
      <style:text-properties style:use-window-font-color="true" fo:font-weight="bold" style:font-weight-asian="bold" style:font-weight-complex="bold"/>
    </style:style>
    <style:style style:name="ce6" style:family="table-cell">
      <loext:graphic-properties style:repeat="repeat"/>
      <style:paragraph-properties style:text-autospace="none"/>
      <style:text-properties style:use-window-font-color="true"/>
    </style:style>
    <style:style style:name="ce7" style:family="table-cell">
      <loext:graphic-properties style:repeat="repeat"/>
      <style:text-properties fo:color="#2300dc"/>
    </style:style>
    <style:style style:name="ce8" style:family="table-cell">
      <loext:graphic-properties style:repeat="repeat"/>
      <style:paragraph-properties fo:text-align="center" style:text-autospace="none"/>
      <style:text-properties style:use-window-font-color="true"/>
    </style:style>
    <style:style style:name="ce9" style:family="table-cell">
      <loext:graphic-properties style:repeat="repeat"/>
      <style:paragraph-properties fo:text-align="center" style:text-autospace="none"/>
      <style:text-properties fo:color="#ff0000" fo:font-size="18pt"/>
    </style:style>
    <style:style style:name="ce10" style:family="table-cell">
      <loext:graphic-properties style:repeat="repeat"/>
      <style:paragraph-properties fo:text-align="center"/>
      <style:text-properties fo:color="#ff0000"/>
    </style:style>
    <style:style style:name="ce11" style:family="table-cell">
      <loext:graphic-properties style:repeat="repeat"/>
      <style:paragraph-properties fo:text-align="center" style:text-autospace="none"/>
      <style:text-properties fo:font-size="18pt"/>
    </style:style>
    <style:style style:name="ce12" style:family="table-cell">
      <loext:graphic-properties style:repeat="repeat"/>
      <style:text-properties fo:color="#ff0000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22pt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style:text-autospace="non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style:use-window-font-color="true"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fo:font-size="22pt" style:font-size-asian="22pt" style:font-size-complex="22pt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fo:color="#2300dc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use-window-font-color="true" fo:font-size="18pt" fo:font-weight="bold" style:font-weight-asian="bold" style:font-weight-complex="bold"/>
    </style:style>
    <style:style style:name="T15" style:family="text">
      <style:text-properties fo:color="#ff0000" fo:font-size="18pt"/>
    </style:style>
    <style:style style:name="T16" style:family="text">
      <style:text-properties style:use-window-font-color="true" fo:font-size="18pt"/>
    </style:style>
    <style:style style:name="T17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sumo Tidyverse::dplyr</text:span></text:p>
          </draw:text-box>
        </draw:frame>
        <draw:frame draw:style-name="gr1" draw:text-style-name="P2" draw:layer="layout" svg:width="27.216cm" svg:height="11.346cm" svg:x="0.8cm" svg:y="5cm">
          <draw:text-box>
            <text:p><text:span text:style-name="T2">Pacote que ajuda a ordenar nossos dados e deixá-los prontos </text:span></text:p>
            <text:p><text:span text:style-name="T2">para análise</text:span></text:p>
            <text:p><text:span text:style-name="T2"/></text:p>
            <text:p><text:span text:style-name="T2"><text:tab/></text:span><text:span text:style-name="T2">1-extrair variáveis <text:s/>(colunas) e observações (células) com </text:span></text:p>
            <text:p><text:span text:style-name="T3"><text:tab/></text:span><text:span text:style-name="T3"><text:tab/></text:span><text:span text:style-name="T3">select() </text:span><text:span text:style-name="T4">e</text:span><text:span text:style-name="T3"> filter()</text:span><text:span text:style-name="T4">;</text:span></text:p>
            <text:p><text:span text:style-name="T3"><text:tab/></text:span></text:p>
            <text:p><text:span text:style-name="T3"><text:tab/></text:span><text:span text:style-name="T4">2- ordenar observações com </text:span><text:span text:style-name="T3">arrange()</text:span><text:span text:style-name="T4">;</text:span></text:p>
            <text:p><text:span text:style-name="T3"/></text:p>
            <text:p><text:span text:style-name="T3"><text:tab/></text:span><text:span text:style-name="T4">3- criar novas variáveis (colunas) com </text:span><text:span text:style-name="T3">mutate()</text:span><text:span text:style-name="T4">;</text:span></text:p>
            <text:p><text:span text:style-name="T3"/></text:p>
            <text:p><text:span text:style-name="T3"><text:tab/></text:span><text:span text:style-name="T4">4-</text:span><text:span text:style-name="T3"> </text:span><text:span text:style-name="T4">agrupe observações com </text:span><text:span text:style-name="T3">group_by()</text:span><text:span text:style-name="T4"> e </text:span><text:span text:style-name="T3">summarise()</text:span><text:span text:style-name="T4">.</text:span></text:p>
            <text:p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dplyr </text:span><text:span text:style-name="T1"><text:line-break/></text:span><text:span text:style-name="T1">filter()</text:span></text:p>
          </draw:text-box>
        </draw:frame>
        <draw:frame draw:style-name="standard" draw:layer="layout" svg:width="10.471cm" svg:height="4.596cm" svg:x="3.634cm" svg:y="7.999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>
                <text:p>“X1”</text:p>
              </table:table-cell>
              <table:table-cell>
                <text:p>“X2”</text:p>
              </table:table-cell>
              <table:table-cell>
                <text:p>“X3”</text:p>
              </table:table-cell>
              <table:table-cell>
                <text:p>“X4”</text:p>
              </table:table-cell>
              <table:table-cell>
                <text:p>“X5”</text:p>
              </table:table-cell>
              <table:table-cell>
                <text:p>“X6”</text:p>
              </table:table-cell>
            </table:table-row>
            <table:table-row table:style-name="ro1" table:default-cell-style-name="ce2">
              <table:table-cell table:style-name="ce1">
                <text:p>A</text:p>
              </table:table-cell>
              <table:table-cell>
                <text:p text:style-name="P4">10</text:p>
              </table:table-cell>
              <table:table-cell>
                <text:p text:style-name="P4">40</text:p>
              </table:table-cell>
              <table:table-cell>
                <text:p text:style-name="P4">23</text:p>
              </table:table-cell>
              <table:table-cell>
                <text:p text:style-name="P4">20</text:p>
              </table:table-cell>
              <table:table-cell>
                <text:p text:style-name="P4">50</text:p>
              </table:table-cell>
            </table:table-row>
            <table:table-row table:style-name="ro2" table:default-cell-style-name="ce2">
              <table:table-cell table:style-name="ce1">
                <text:p>B</text:p>
              </table:table-cell>
              <table:table-cell>
                <text:p text:style-name="P4">20</text:p>
              </table:table-cell>
              <table:table-cell>
                <text:p text:style-name="P4">50</text:p>
              </table:table-cell>
              <table:table-cell>
                <text:p text:style-name="P4">32</text:p>
              </table:table-cell>
              <table:table-cell>
                <text:p text:style-name="P4">30</text:p>
              </table:table-cell>
              <table:table-cell>
                <text:p text:style-name="P4">60</text:p>
              </table:table-cell>
            </table:table-row>
            <table:table-row table:style-name="ro2" table:default-cell-style-name="ce2">
              <table:table-cell table:style-name="ce1">
                <text:p>C</text:p>
              </table:table-cell>
              <table:table-cell>
                <text:p text:style-name="P4">30</text:p>
              </table:table-cell>
              <table:table-cell>
                <text:p text:style-name="P4">60</text:p>
              </table:table-cell>
              <table:table-cell>
                <text:p text:style-name="P4">50</text:p>
              </table:table-cell>
              <table:table-cell>
                <text:p text:style-name="P4">40</text:p>
              </table:table-cell>
              <table:table-cell>
                <text:p text:style-name="P4">7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1.7cm" svg:height="1.225cm" svg:x="6.6cm" svg:y="6.6cm">
          <draw:text-box>
            <text:p text:style-name="P5"><text:span text:style-name="T6">DF</text:span></text:p>
          </draw:text-box>
        </draw:frame>
        <draw:frame draw:style-name="gr4" draw:text-style-name="P7" draw:layer="layout" svg:width="14.667cm" svg:height="1.119cm" svg:x="6.986cm" svg:y="14.4cm">
          <draw:text-box>
            <text:p><text:span text:style-name="T6">DF2 ← <text:s/>filter (DF, <text:s text:c="2"/>“X2” &gt;= 10, “X6” &lt; 60</text:span>)</text:p>
          </draw:text-box>
        </draw:frame>
        <draw:frame draw:style-name="gr5" draw:text-style-name="P6" draw:layer="layout" svg:width="0.955cm" svg:height="1.119cm" svg:x="14.2cm" svg:y="9.481cm">
          <draw:text-box>
            <text:p><text:span text:style-name="T6">=</text:span></text:p>
          </draw:text-box>
        </draw:frame>
        <draw:frame draw:style-name="gr3" draw:text-style-name="P6" draw:layer="layout" svg:width="1.967cm" svg:height="1.225cm" svg:x="18.4cm" svg:y="6.4cm">
          <draw:text-box>
            <text:p text:style-name="P5"><text:span text:style-name="T6">DF2</text:span></text:p>
          </draw:text-box>
        </draw:frame>
        <draw:frame draw:style-name="standard" draw:layer="layout" svg:width="10.471cm" svg:height="1.943cm" svg:x="15.449cm" svg:y="8.894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>
                <text:p>“X1”</text:p>
              </table:table-cell>
              <table:table-cell>
                <text:p>“X2”</text:p>
              </table:table-cell>
              <table:table-cell>
                <text:p>“X3”</text:p>
              </table:table-cell>
              <table:table-cell>
                <text:p>“X4”</text:p>
              </table:table-cell>
              <table:table-cell>
                <text:p>“X5”</text:p>
              </table:table-cell>
              <table:table-cell>
                <text:p>“X6”</text:p>
              </table:table-cell>
            </table:table-row>
            <table:table-row table:style-name="ro1" table:default-cell-style-name="ce2">
              <table:table-cell table:style-name="ce1">
                <text:p>A</text:p>
              </table:table-cell>
              <table:table-cell>
                <text:p text:style-name="P4">10</text:p>
              </table:table-cell>
              <table:table-cell>
                <text:p text:style-name="P4">40</text:p>
              </table:table-cell>
              <table:table-cell>
                <text:p text:style-name="P4">23</text:p>
              </table:table-cell>
              <table:table-cell>
                <text:p text:style-name="P4">20</text:p>
              </table:table-cell>
              <table:table-cell>
                <text:p text:style-name="P4">5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4" draw:layer="layout" svg:width="4.4cm" svg:height="1.8cm" svg:x="3.2cm" svg:y="16.8cm">
          <text:p/>
          <draw:enhanced-geometry svg:viewBox="0 0 21600 21600" draw:glue-points="10800 0 0 10800 10800 21600 21600 10800 ?f40 ?f41" draw:text-areas="0 0 21600 21600" draw:mirror-vertical="true" draw:type="rectangular-callout" draw:modifiers="23666.2576687117 38774.4586340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4.4cm" svg:height="1.8cm" svg:x="9.8cm" svg:y="16.6cm">
          <text:p/>
          <draw:enhanced-geometry svg:viewBox="0 0 21600 21600" draw:glue-points="10800 0 0 10800 10800 21600 21600 10800 ?f40 ?f41" draw:text-areas="0 0 21600 21600" draw:mirror-vertical="true" draw:type="rectangular-callout" draw:modifiers="14203.6809815951 37047.418101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4.4cm" svg:height="1.8cm" svg:x="16.2cm" svg:y="16.4cm">
          <text:p/>
          <draw:enhanced-geometry svg:viewBox="0 0 21600 21600" draw:glue-points="10800 0 0 10800 10800 21600 21600 10800 ?f40 ?f41" draw:text-areas="0 0 21600 21600" draw:mirror-vertical="true" draw:type="rectangular-callout" draw:modifiers="6831.9018404908 36003.99777901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3.8cm" svg:height="1.8cm" svg:x="3.6cm" svg:y="16.8cm">
          <draw:text-box>
            <text:p>Novo</text:p>
            <text:p>Dataframe</text:p>
          </draw:text-box>
        </draw:frame>
        <draw:frame draw:style-name="gr8" draw:text-style-name="P7" draw:layer="layout" svg:width="3.8cm" svg:height="1.8cm" svg:x="10.2cm" svg:y="16.6cm">
          <draw:text-box>
            <text:p>Dataframe</text:p>
            <text:p><text:s/>a filtrar</text:p>
          </draw:text-box>
        </draw:frame>
        <draw:frame draw:style-name="gr8" draw:text-style-name="P7" draw:layer="layout" svg:width="4.4cm" svg:height="1.8cm" svg:x="16.2cm" svg:y="16.4cm">
          <draw:text-box>
            <text:p>Condições de filtragem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dplyr </text:span><text:span text:style-name="T1"><text:line-break/></text:span><text:span text:style-name="T1">select()</text:span></text:p>
          </draw:text-box>
        </draw:frame>
        <draw:frame draw:style-name="standard" draw:layer="layout" svg:width="10.471cm" svg:height="4.597cm" svg:x="3.634cm" svg:y="7.999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>
                <text:p>“X1”</text:p>
              </table:table-cell>
              <table:table-cell>
                <text:p>“X2”</text:p>
              </table:table-cell>
              <table:table-cell>
                <text:p>“X3”</text:p>
              </table:table-cell>
              <table:table-cell>
                <text:p>“X4”</text:p>
              </table:table-cell>
              <table:table-cell>
                <text:p>“X5”</text:p>
              </table:table-cell>
              <table:table-cell>
                <text:p>“X6”</text:p>
              </table:table-cell>
            </table:table-row>
            <table:table-row table:style-name="ro1" table:default-cell-style-name="ce2">
              <table:table-cell table:style-name="ce1">
                <text:p>A</text:p>
              </table:table-cell>
              <table:table-cell>
                <text:p text:style-name="P4">10</text:p>
              </table:table-cell>
              <table:table-cell>
                <text:p text:style-name="P4">40</text:p>
              </table:table-cell>
              <table:table-cell>
                <text:p text:style-name="P4">23</text:p>
              </table:table-cell>
              <table:table-cell>
                <text:p text:style-name="P4">20</text:p>
              </table:table-cell>
              <table:table-cell>
                <text:p text:style-name="P4">50</text:p>
              </table:table-cell>
            </table:table-row>
            <table:table-row table:style-name="ro2" table:default-cell-style-name="ce2">
              <table:table-cell table:style-name="ce1">
                <text:p>B</text:p>
              </table:table-cell>
              <table:table-cell>
                <text:p text:style-name="P4">20</text:p>
              </table:table-cell>
              <table:table-cell>
                <text:p text:style-name="P4">50</text:p>
              </table:table-cell>
              <table:table-cell>
                <text:p text:style-name="P4">32</text:p>
              </table:table-cell>
              <table:table-cell>
                <text:p text:style-name="P4">30</text:p>
              </table:table-cell>
              <table:table-cell>
                <text:p text:style-name="P4">60</text:p>
              </table:table-cell>
            </table:table-row>
            <table:table-row table:style-name="ro2" table:default-cell-style-name="ce2">
              <table:table-cell table:style-name="ce1">
                <text:p>C</text:p>
              </table:table-cell>
              <table:table-cell>
                <text:p text:style-name="P4">30</text:p>
              </table:table-cell>
              <table:table-cell>
                <text:p text:style-name="P4">60</text:p>
              </table:table-cell>
              <table:table-cell>
                <text:p text:style-name="P4">50</text:p>
              </table:table-cell>
              <table:table-cell>
                <text:p text:style-name="P4">40</text:p>
              </table:table-cell>
              <table:table-cell>
                <text:p text:style-name="P4">7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6" draw:layer="layout" svg:width="1.7cm" svg:height="1.225cm" svg:x="6.6cm" svg:y="6.6cm">
          <draw:text-box>
            <text:p text:style-name="P5"><text:span text:style-name="T6">DF</text:span></text:p>
          </draw:text-box>
        </draw:frame>
        <draw:frame draw:style-name="gr4" draw:text-style-name="P7" draw:layer="layout" svg:width="11.801cm" svg:height="1.119cm" svg:x="9.4cm" svg:y="14.4cm">
          <draw:text-box>
            <text:p><text:span text:style-name="T6">DF2 ← <text:s/>select (DF, <text:s/>-1, 2:4, “X6”</text:span>)</text:p>
          </draw:text-box>
        </draw:frame>
        <draw:frame draw:style-name="gr5" draw:text-style-name="P6" draw:layer="layout" svg:width="0.955cm" svg:height="1.119cm" svg:x="14.2cm" svg:y="9.481cm">
          <draw:text-box>
            <text:p><text:span text:style-name="T6">=</text:span></text:p>
          </draw:text-box>
        </draw:frame>
        <draw:frame draw:style-name="standard" draw:layer="layout" svg:width="6.913cm" svg:height="4.599cm" svg:x="15.988cm" svg:y="8.06cm">
          <table:table table:template-name="earth" table:use-first-row-styles="true" table:use-banding-rows-styles="true">
            <table:table-column table:style-name="co2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“X2”</text:p>
              </table:table-cell>
              <table:table-cell>
                <text:p>“X3”</text:p>
              </table:table-cell>
              <table:table-cell>
                <text:p>“X4”</text:p>
              </table:table-cell>
              <table:table-cell>
                <text:p>“X6”</text:p>
              </table:table-cell>
            </table:table-row>
            <table:table-row table:style-name="ro3" table:default-cell-style-name="ce2">
              <table:table-cell>
                <text:p text:style-name="P4">10</text:p>
              </table:table-cell>
              <table:table-cell>
                <text:p text:style-name="P4">40</text:p>
              </table:table-cell>
              <table:table-cell>
                <text:p text:style-name="P4">23</text:p>
              </table:table-cell>
              <table:table-cell>
                <text:p text:style-name="P4">50</text:p>
              </table:table-cell>
            </table:table-row>
            <table:table-row table:style-name="ro4" table:default-cell-style-name="ce2">
              <table:table-cell>
                <text:p text:style-name="P4">20</text:p>
              </table:table-cell>
              <table:table-cell>
                <text:p text:style-name="P4">50</text:p>
              </table:table-cell>
              <table:table-cell>
                <text:p text:style-name="P4">32</text:p>
              </table:table-cell>
              <table:table-cell>
                <text:p text:style-name="P4">60</text:p>
              </table:table-cell>
            </table:table-row>
            <table:table-row table:style-name="ro5" table:default-cell-style-name="ce2">
              <table:table-cell>
                <text:p text:style-name="P4">30</text:p>
              </table:table-cell>
              <table:table-cell>
                <text:p text:style-name="P4">60</text:p>
              </table:table-cell>
              <table:table-cell>
                <text:p text:style-name="P4">50</text:p>
              </table:table-cell>
              <table:table-cell>
                <text:p text:style-name="P4">7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6" draw:layer="layout" svg:width="1.967cm" svg:height="1.225cm" svg:x="18.4cm" svg:y="6.4cm">
          <draw:text-box>
            <text:p text:style-name="P5"><text:span text:style-name="T6">DF2</text:span></text:p>
          </draw:text-box>
        </draw:frame>
        <draw:custom-shape draw:style-name="gr7" draw:text-style-name="P4" draw:layer="layout" svg:width="4.4cm" svg:height="1.8cm" svg:x="5.4cm" svg:y="16.6cm">
          <text:p/>
          <draw:enhanced-geometry svg:viewBox="0 0 21600 21600" draw:glue-points="10800 0 0 10800 10800 21600 21600 10800 ?f40 ?f41" draw:text-areas="0 0 21600 21600" draw:mirror-vertical="true" draw:type="rectangular-callout" draw:modifiers="23666.2576687117 38774.4586340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3.8cm" svg:height="1.8cm" svg:x="5.8cm" svg:y="16.76cm">
          <draw:text-box>
            <text:p>Novo</text:p>
            <text:p>Dataframe</text:p>
          </draw:text-box>
        </draw:frame>
        <draw:custom-shape draw:style-name="gr7" draw:text-style-name="P4" draw:layer="layout" svg:width="4.4cm" svg:height="1.8cm" svg:x="11.8cm" svg:y="16.6cm">
          <text:p/>
          <draw:enhanced-geometry svg:viewBox="0 0 21600 21600" draw:glue-points="10800 0 0 10800 10800 21600 21600 10800 ?f40 ?f41" draw:text-areas="0 0 21600 21600" draw:mirror-vertical="true" draw:type="rectangular-callout" draw:modifiers="18620.8588957055 39074.2920599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7" draw:layer="layout" svg:width="4.4cm" svg:height="1.673cm" svg:x="11.8cm" svg:y="16.8cm">
          <draw:text-box>
            <text:p>Dataframe</text:p>
            <text:p><text:s/>a selecionar</text:p>
          </draw:text-box>
        </draw:frame>
        <draw:custom-shape draw:style-name="gr7" draw:text-style-name="P4" draw:layer="layout" svg:width="4.4cm" svg:height="1.8cm" svg:x="17.8cm" svg:y="16.6cm">
          <text:p/>
          <draw:enhanced-geometry svg:viewBox="0 0 21600 21600" draw:glue-points="10800 0 0 10800 10800 21600 21600 10800 ?f40 ?f41" draw:text-areas="0 0 21600 21600" draw:mirror-vertical="true" draw:type="rectangular-callout" draw:modifiers="2154.60122699386 38402.6651860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7" draw:layer="layout" svg:width="4.4cm" svg:height="1.673cm" svg:x="17.8cm" svg:y="16.6cm">
          <draw:text-box>
            <text:p>colunas</text:p>
            <text:p><text:s/>a seleciona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style-name="gr10" draw:text-style-name="P4" draw:layer="layout" svg:width="4.8cm" svg:height="1.8cm" svg:x="17.8cm" svg:y="16.6cm">
          <text:p/>
          <draw:enhanced-geometry svg:viewBox="0 0 21600 21600" draw:glue-points="10800 0 0 10800 10800 21600 21600 10800 ?f40 ?f41" draw:text-areas="0 0 21600 21600" draw:mirror-vertical="true" draw:type="rectangular-callout" draw:modifiers="7927.34846906894 38738.47862298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dplyr </text:span><text:span text:style-name="T1"><text:line-break/></text:span><text:span text:style-name="T1">arrange()</text:span></text:p>
          </draw:text-box>
        </draw:frame>
        <draw:frame draw:style-name="standard" draw:layer="layout" svg:width="10.471cm" svg:height="4.579cm" svg:x="0.549cm" svg:y="7.897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>“X1”</text:p>
              </table:table-cell>
              <table:table-cell>
                <text:p>“X2”</text:p>
              </table:table-cell>
              <table:table-cell>
                <text:p>“X3”</text:p>
              </table:table-cell>
              <table:table-cell>
                <text:p>“X4”</text:p>
              </table:table-cell>
              <table:table-cell>
                <text:p>“X5”</text:p>
              </table:table-cell>
              <table:table-cell>
                <text:p>“X6”</text:p>
              </table:table-cell>
            </table:table-row>
            <table:table-row table:style-name="ro1" table:default-cell-style-name="ce2">
              <table:table-cell>
                <text:p text:style-name="P4">A</text:p>
              </table:table-cell>
              <table:table-cell>
                <text:p text:style-name="P4">10</text:p>
              </table:table-cell>
              <table:table-cell>
                <text:p text:style-name="P4">40</text:p>
              </table:table-cell>
              <table:table-cell>
                <text:p text:style-name="P4">23</text:p>
              </table:table-cell>
              <table:table-cell>
                <text:p text:style-name="P4">20</text:p>
              </table:table-cell>
              <table:table-cell>
                <text:p text:style-name="P4">50</text:p>
              </table:table-cell>
            </table:table-row>
            <table:table-row table:style-name="ro2" table:default-cell-style-name="ce2">
              <table:table-cell>
                <text:p text:style-name="P4">B</text:p>
              </table:table-cell>
              <table:table-cell>
                <text:p text:style-name="P4">20</text:p>
              </table:table-cell>
              <table:table-cell>
                <text:p text:style-name="P4">50</text:p>
              </table:table-cell>
              <table:table-cell>
                <text:p text:style-name="P4">32</text:p>
              </table:table-cell>
              <table:table-cell>
                <text:p text:style-name="P4">30</text:p>
              </table:table-cell>
              <table:table-cell>
                <text:p text:style-name="P4">60</text:p>
              </table:table-cell>
            </table:table-row>
            <table:table-row table:style-name="ro2" table:default-cell-style-name="ce2">
              <table:table-cell>
                <text:p text:style-name="P4">C</text:p>
              </table:table-cell>
              <table:table-cell>
                <text:p text:style-name="P4">30</text:p>
              </table:table-cell>
              <table:table-cell>
                <text:p text:style-name="P4">60</text:p>
              </table:table-cell>
              <table:table-cell>
                <text:p text:style-name="P4">50</text:p>
              </table:table-cell>
              <table:table-cell>
                <text:p text:style-name="P4">40</text:p>
              </table:table-cell>
              <table:table-cell>
                <text:p text:style-name="P4">7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6" draw:layer="layout" svg:width="1.7cm" svg:height="1.225cm" svg:x="6.6cm" svg:y="6.6cm">
          <draw:text-box>
            <text:p text:style-name="P5"><text:span text:style-name="T6">DF</text:span></text:p>
          </draw:text-box>
        </draw:frame>
        <draw:frame draw:style-name="gr4" draw:text-style-name="P7" draw:layer="layout" svg:width="15.771cm" svg:height="1.119cm" svg:x="5.835cm" svg:y="14.2cm">
          <draw:text-box>
            <text:p><text:span text:style-name="T6">DF2 ← <text:s/>arrange (DF, <text:s text:c="2"/>desc(X2), <text:s/>desc(</text:span><text:span text:style-name="T7">X6 </text:span>) )</text:p>
          </draw:text-box>
        </draw:frame>
        <draw:frame draw:style-name="gr11" draw:text-style-name="P6" draw:layer="layout" svg:width="0.955cm" svg:height="1.119cm" svg:x="11.6cm" svg:y="9.481cm">
          <draw:text-box>
            <text:p><text:span text:style-name="T6">=</text:span></text:p>
          </draw:text-box>
        </draw:frame>
        <draw:frame draw:style-name="gr3" draw:text-style-name="P6" draw:layer="layout" svg:width="1.967cm" svg:height="1.225cm" svg:x="18.4cm" svg:y="6.4cm">
          <draw:text-box>
            <text:p text:style-name="P5"><text:span text:style-name="T6">DF2</text:span></text:p>
          </draw:text-box>
        </draw:frame>
        <draw:custom-shape draw:style-name="gr7" draw:text-style-name="P4" draw:layer="layout" svg:width="4.4cm" svg:height="1.8cm" svg:x="5.4cm" svg:y="16.6cm">
          <text:p/>
          <draw:enhanced-geometry svg:viewBox="0 0 21600 21600" draw:glue-points="10800 0 0 10800 10800 21600 21600 10800 ?f40 ?f41" draw:text-areas="0 0 21600 21600" draw:mirror-vertical="true" draw:type="rectangular-callout" draw:modifiers="7896.93251533742 40765.3525818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3.8cm" svg:height="1.8cm" svg:x="5.8cm" svg:y="16.76cm">
          <draw:text-box>
            <text:p>Novo</text:p>
            <text:p>Dataframe</text:p>
          </draw:text-box>
        </draw:frame>
        <draw:custom-shape draw:style-name="gr7" draw:text-style-name="P4" draw:layer="layout" svg:width="4.4cm" svg:height="1.8cm" svg:x="11.8cm" svg:y="16.6cm">
          <text:p/>
          <draw:enhanced-geometry svg:viewBox="0 0 21600 21600" draw:glue-points="10800 0 0 10800 10800 21600 21600 10800 ?f40 ?f41" draw:text-areas="0 0 21600 21600" draw:mirror-vertical="true" draw:type="rectangular-callout" draw:modifiers="2871.16564417178 41436.97945585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7" draw:layer="layout" svg:width="4.4cm" svg:height="1.673cm" svg:x="11.8cm" svg:y="16.8cm">
          <draw:text-box>
            <text:p>Dataframe</text:p>
            <text:p><text:s/>a usar</text:p>
          </draw:text-box>
        </draw:frame>
        <draw:custom-shape draw:style-name="gr10" draw:text-style-name="P4" draw:layer="layout" svg:width="4.8cm" svg:height="1.8cm" svg:x="17.8cm" svg:y="16.6cm">
          <text:p/>
          <draw:enhanced-geometry svg:viewBox="0 0 21600 21600" draw:glue-points="10800 0 0 10800 10800 21600 21600 10800 ?f40 ?f41" draw:text-areas="0 0 21600 21600" draw:mirror-vertical="true" draw:type="rectangular-callout" draw:modifiers="-12331.9308477401 40429.53914491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7" draw:layer="layout" svg:width="4.8cm" svg:height="2.384cm" svg:x="18cm" svg:y="16.6cm">
          <draw:text-box>
            <text:p>Colunas-regra</text:p>
          </draw:text-box>
        </draw:frame>
        <draw:frame draw:style-name="standard" draw:layer="layout" svg:width="10.534cm" svg:height="4.614cm" svg:x="12.401cm" svg:y="7.847cm">
          <table:table table:template-name="earth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7"/>
            <table:table-row table:style-name="ro3" table:default-cell-style-name="ce1">
              <table:table-cell>
                <text:p>“X1”</text:p>
              </table:table-cell>
              <table:table-cell>
                <text:p>“X2”</text:p>
              </table:table-cell>
              <table:table-cell>
                <text:p>“X3”</text:p>
              </table:table-cell>
              <table:table-cell>
                <text:p>“X4”</text:p>
              </table:table-cell>
              <table:table-cell>
                <text:p>“X5”</text:p>
              </table:table-cell>
              <table:table-cell>
                <text:p>“X6”</text:p>
              </table:table-cell>
            </table:table-row>
            <table:table-row table:style-name="ro1" table:default-cell-style-name="ce3">
              <table:table-cell>
                <text:p text:style-name="P9">C</text:p>
              </table:table-cell>
              <table:table-cell>
                <text:p text:style-name="P9">30</text:p>
              </table:table-cell>
              <table:table-cell>
                <text:p text:style-name="P9">60</text:p>
              </table:table-cell>
              <table:table-cell>
                <text:p text:style-name="P9">50</text:p>
              </table:table-cell>
              <table:table-cell>
                <text:p text:style-name="P9">40</text:p>
              </table:table-cell>
              <table:table-cell>
                <text:p text:style-name="P9">70</text:p>
              </table:table-cell>
            </table:table-row>
            <table:table-row table:style-name="ro6" table:default-cell-style-name="ce3">
              <table:table-cell>
                <text:p text:style-name="P9">B</text:p>
              </table:table-cell>
              <table:table-cell>
                <text:p text:style-name="P9">20</text:p>
              </table:table-cell>
              <table:table-cell>
                <text:p text:style-name="P9">50</text:p>
              </table:table-cell>
              <table:table-cell>
                <text:p text:style-name="P9">32</text:p>
              </table:table-cell>
              <table:table-cell>
                <text:p text:style-name="P9">30</text:p>
              </table:table-cell>
              <table:table-cell>
                <text:p text:style-name="P9">60</text:p>
              </table:table-cell>
            </table:table-row>
            <table:table-row table:style-name="ro7" table:default-cell-style-name="ce3">
              <table:table-cell>
                <text:p text:style-name="P9">A</text:p>
              </table:table-cell>
              <table:table-cell>
                <text:p text:style-name="P9">10</text:p>
              </table:table-cell>
              <table:table-cell>
                <text:p text:style-name="P9">40</text:p>
              </table:table-cell>
              <table:table-cell>
                <text:p text:style-name="P9">23</text:p>
              </table:table-cell>
              <table:table-cell>
                <text:p text:style-name="P9">20</text:p>
              </table:table-cell>
              <table:table-cell>
                <text:p text:style-name="P9">50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style-name="gr10" draw:text-style-name="P4" draw:layer="layout" svg:width="4.8cm" svg:height="1.8cm" svg:x="17.8cm" svg:y="16.6cm">
          <text:p/>
          <draw:enhanced-geometry svg:viewBox="0 0 21600 21600" draw:glue-points="10800 0 0 10800 10800 21600 21600 10800 ?f40 ?f41" draw:text-areas="0 0 21600 21600" draw:mirror-vertical="true" draw:type="rectangular-callout" draw:modifiers="7927.34846906894 38738.47862298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dplyr </text:span><text:span text:style-name="T1"><text:line-break/></text:span><text:span text:style-name="T1">mutate()</text:span></text:p>
          </draw:text-box>
        </draw:frame>
        <draw:frame draw:style-name="standard" draw:layer="layout" svg:width="10.471cm" svg:height="4.595cm" svg:x="0.549cm" svg:y="7.897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0">“X1”</text:p>
              </table:table-cell>
              <table:table-cell>
                <text:p text:style-name="P10">“X2”</text:p>
              </table:table-cell>
              <table:table-cell>
                <text:p text:style-name="P10">“X3”</text:p>
              </table:table-cell>
              <table:table-cell>
                <text:p text:style-name="P10">“X4”</text:p>
              </table:table-cell>
              <table:table-cell>
                <text:p text:style-name="P10">“X5”</text:p>
              </table:table-cell>
              <table:table-cell>
                <text:p text:style-name="P10">“X6”</text:p>
              </table:table-cell>
            </table:table-row>
            <table:table-row table:style-name="ro1" table:default-cell-style-name="ce2">
              <table:table-cell table:style-name="ce1">
                <text:p text:style-name="P10">A</text:p>
              </table:table-cell>
              <table:table-cell>
                <text:p text:style-name="P11">10</text:p>
              </table:table-cell>
              <table:table-cell>
                <text:p text:style-name="P11">40</text:p>
              </table:table-cell>
              <table:table-cell>
                <text:p text:style-name="P11">23</text:p>
              </table:table-cell>
              <table:table-cell>
                <text:p text:style-name="P11">20</text:p>
              </table:table-cell>
              <table:table-cell>
                <text:p text:style-name="P11">50</text:p>
              </table:table-cell>
            </table:table-row>
            <table:table-row table:style-name="ro2" table:default-cell-style-name="ce2">
              <table:table-cell table:style-name="ce1">
                <text:p text:style-name="P10">B</text:p>
              </table:table-cell>
              <table:table-cell>
                <text:p text:style-name="P11">20</text:p>
              </table:table-cell>
              <table:table-cell>
                <text:p text:style-name="P11">50</text:p>
              </table:table-cell>
              <table:table-cell>
                <text:p text:style-name="P11">32</text:p>
              </table:table-cell>
              <table:table-cell>
                <text:p text:style-name="P11">30</text:p>
              </table:table-cell>
              <table:table-cell>
                <text:p text:style-name="P11">60</text:p>
              </table:table-cell>
            </table:table-row>
            <table:table-row table:style-name="ro2" table:default-cell-style-name="ce2">
              <table:table-cell table:style-name="ce1">
                <text:p text:style-name="P10">C</text:p>
              </table:table-cell>
              <table:table-cell>
                <text:p text:style-name="P11">30</text:p>
              </table:table-cell>
              <table:table-cell>
                <text:p text:style-name="P11">60</text:p>
              </table:table-cell>
              <table:table-cell>
                <text:p text:style-name="P11">50</text:p>
              </table:table-cell>
              <table:table-cell>
                <text:p text:style-name="P11">40</text:p>
              </table:table-cell>
              <table:table-cell>
                <text:p text:style-name="P11">7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6" draw:layer="layout" svg:width="1.7cm" svg:height="1.225cm" svg:x="6.6cm" svg:y="6.6cm">
          <draw:text-box>
            <text:p text:style-name="P5"><text:span text:style-name="T6">DF</text:span></text:p>
          </draw:text-box>
        </draw:frame>
        <draw:frame draw:style-name="gr4" draw:text-style-name="P2" draw:layer="layout" svg:width="16.797cm" svg:height="1.119cm" svg:x="5.835cm" svg:y="14.2cm">
          <draw:text-box>
            <text:p text:style-name="P10"><text:span text:style-name="T6">DF2 ← <text:s/>mutate (DF, <text:s text:c="2"/></text:span><text:span text:style-name="T8">X7</text:span><text:span text:style-name="T6"> = X2*X3, <text:s/></text:span><text:span text:style-name="T8">X8</text:span><text:span text:style-name="T6"> = </text:span><text:span text:style-name="T8">X7</text:span><text:span text:style-name="T6">/10</text:span>)</text:p>
          </draw:text-box>
        </draw:frame>
        <draw:frame draw:style-name="gr11" draw:text-style-name="P6" draw:layer="layout" svg:width="0.955cm" svg:height="1.119cm" svg:x="11.6cm" svg:y="9.481cm">
          <draw:text-box>
            <text:p text:style-name="P12"><text:span text:style-name="T6">=</text:span></text:p>
          </draw:text-box>
        </draw:frame>
        <draw:frame draw:style-name="gr3" draw:text-style-name="P6" draw:layer="layout" svg:width="1.967cm" svg:height="1.225cm" svg:x="18.4cm" svg:y="6.4cm">
          <draw:text-box>
            <text:p text:style-name="P5"><text:span text:style-name="T6">DF2</text:span></text:p>
          </draw:text-box>
        </draw:frame>
        <draw:custom-shape draw:style-name="gr7" draw:text-style-name="P4" draw:layer="layout" svg:width="4.4cm" svg:height="1.8cm" svg:x="5.4cm" svg:y="16.6cm">
          <text:p/>
          <draw:enhanced-geometry svg:viewBox="0 0 21600 21600" draw:glue-points="10800 0 0 10800 10800 21600 21600 10800 ?f40 ?f41" draw:text-areas="0 0 21600 21600" draw:mirror-vertical="true" draw:type="rectangular-callout" draw:modifiers="7896.93251533742 40765.3525818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2" draw:layer="layout" svg:width="3.8cm" svg:height="1.8cm" svg:x="5.8cm" svg:y="16.76cm">
          <draw:text-box>
            <text:p text:style-name="P10">Novo</text:p>
            <text:p text:style-name="P10">Dataframe</text:p>
          </draw:text-box>
        </draw:frame>
        <draw:custom-shape draw:style-name="gr7" draw:text-style-name="P4" draw:layer="layout" svg:width="4.4cm" svg:height="1.8cm" svg:x="11.8cm" svg:y="16.6cm">
          <text:p/>
          <draw:enhanced-geometry svg:viewBox="0 0 21600 21600" draw:glue-points="10800 0 0 10800 10800 21600 21600 10800 ?f40 ?f41" draw:text-areas="0 0 21600 21600" draw:mirror-vertical="true" draw:type="rectangular-callout" draw:modifiers="2871.16564417178 41436.97945585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2" draw:layer="layout" svg:width="4.4cm" svg:height="1.673cm" svg:x="11.8cm" svg:y="16.8cm">
          <draw:text-box>
            <text:p text:style-name="P10">Dataframe</text:p>
            <text:p text:style-name="P10"><text:s/>a usar</text:p>
          </draw:text-box>
        </draw:frame>
        <draw:custom-shape draw:style-name="gr10" draw:text-style-name="P4" draw:layer="layout" svg:width="4.8cm" svg:height="1.8cm" svg:x="17.8cm" svg:y="16.6cm">
          <text:p/>
          <draw:enhanced-geometry svg:viewBox="0 0 21600 21600" draw:glue-points="10800 0 0 10800 10800 21600 21600 10800 ?f40 ?f41" draw:text-areas="0 0 21600 21600" draw:mirror-vertical="true" draw:type="rectangular-callout" draw:modifiers="-12331.9308477401 40429.53914491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2" draw:layer="layout" svg:width="4.8cm" svg:height="2.384cm" svg:x="18cm" svg:y="16.6cm">
          <draw:text-box>
            <text:p text:style-name="P10">Colunas novas e regras</text:p>
          </draw:text-box>
        </draw:frame>
        <draw:custom-shape draw:style-name="gr13" draw:text-style-name="P13" draw:layer="layout" svg:width="1cm" svg:height="0.8cm" svg:x="13.6cm" svg:y="13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13" draw:layer="layout" svg:width="1cm" svg:height="0.8cm" svg:x="20.2cm" svg:y="13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standard" draw:layer="layout" svg:width="14.418cm" svg:height="4.649cm" svg:x="12.401cm" svg:y="7.847cm">
          <table:table table:template-name="earth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7"/>
            <table:table-column table:style-name="co9"/>
            <table:table-column table:style-name="co10"/>
            <table:table-row table:style-name="ro3" table:default-cell-style-name="ce1">
              <table:table-cell>
                <text:p text:style-name="P10">“X1”</text:p>
              </table:table-cell>
              <table:table-cell>
                <text:p text:style-name="P10">“X2”</text:p>
              </table:table-cell>
              <table:table-cell>
                <text:p text:style-name="P10">“X3”</text:p>
              </table:table-cell>
              <table:table-cell>
                <text:p text:style-name="P10">“X4”</text:p>
              </table:table-cell>
              <table:table-cell>
                <text:p text:style-name="P10">“X5”</text:p>
              </table:table-cell>
              <table:table-cell>
                <text:p text:style-name="P10">“X6”</text:p>
              </table:table-cell>
              <table:table-cell>
                <text:p text:style-name="P10">“X7”</text:p>
              </table:table-cell>
              <table:table-cell>
                <text:p text:style-name="P10">“X8”</text:p>
              </table:table-cell>
            </table:table-row>
            <table:table-row table:style-name="ro1" table:default-cell-style-name="ce2">
              <table:table-cell table:style-name="ce1">
                <text:p text:style-name="P10">A</text:p>
              </table:table-cell>
              <table:table-cell>
                <text:p text:style-name="P11">10</text:p>
              </table:table-cell>
              <table:table-cell>
                <text:p text:style-name="P11">40</text:p>
              </table:table-cell>
              <table:table-cell>
                <text:p text:style-name="P11">23</text:p>
              </table:table-cell>
              <table:table-cell>
                <text:p text:style-name="P11">20</text:p>
              </table:table-cell>
              <table:table-cell>
                <text:p text:style-name="P11">50</text:p>
              </table:table-cell>
              <table:table-cell>
                <text:p text:style-name="P11">400</text:p>
              </table:table-cell>
              <table:table-cell>
                <text:p text:style-name="P11">40</text:p>
              </table:table-cell>
            </table:table-row>
            <table:table-row table:style-name="ro6" table:default-cell-style-name="ce2">
              <table:table-cell table:style-name="ce1">
                <text:p text:style-name="P10">B</text:p>
              </table:table-cell>
              <table:table-cell>
                <text:p text:style-name="P11">20</text:p>
              </table:table-cell>
              <table:table-cell>
                <text:p text:style-name="P11">50</text:p>
              </table:table-cell>
              <table:table-cell>
                <text:p text:style-name="P11">32</text:p>
              </table:table-cell>
              <table:table-cell>
                <text:p text:style-name="P11">30</text:p>
              </table:table-cell>
              <table:table-cell>
                <text:p text:style-name="P11">60</text:p>
              </table:table-cell>
              <table:table-cell>
                <text:p text:style-name="P11">1000</text:p>
              </table:table-cell>
              <table:table-cell>
                <text:p text:style-name="P11">100</text:p>
              </table:table-cell>
            </table:table-row>
            <table:table-row table:style-name="ro7" table:default-cell-style-name="ce2">
              <table:table-cell table:style-name="ce1">
                <text:p text:style-name="P10">C</text:p>
              </table:table-cell>
              <table:table-cell>
                <text:p text:style-name="P11">30</text:p>
              </table:table-cell>
              <table:table-cell>
                <text:p text:style-name="P11">60</text:p>
              </table:table-cell>
              <table:table-cell>
                <text:p text:style-name="P11">50</text:p>
              </table:table-cell>
              <table:table-cell>
                <text:p text:style-name="P11">40</text:p>
              </table:table-cell>
              <table:table-cell>
                <text:p text:style-name="P11">70</text:p>
              </table:table-cell>
              <table:table-cell>
                <text:p text:style-name="P11">1800</text:p>
              </table:table-cell>
              <table:table-cell>
                <text:p text:style-name="P11">180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dplyr </text:span><text:span text:style-name="T1"><text:line-break/></text:span><text:span text:style-name="T1">juntando dados: bind_cols()</text:span></text:p>
          </draw:text-box>
        </draw:frame>
        <draw:frame draw:style-name="standard" draw:layer="layout" svg:width="4.994cm" svg:height="3.887cm" svg:x="8.551cm" svg:y="7.94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8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40</text:p>
              </table:table-cell>
              <table:table-cell>
                <text:p>70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994cm" svg:height="3.887cm" svg:x="2.022cm" svg:y="7.94cm">
          <table:table table:template-name="earth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10</text:p>
              </table:table-cell>
              <table:table-cell>
                <text:p>40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4.994cm" svg:height="3.887cm" svg:x="20.861cm" svg:y="7.92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8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40</text:p>
              </table:table-cell>
              <table:table-cell>
                <text:p>70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994cm" svg:height="3.887cm" svg:x="15.962cm" svg:y="7.916cm">
          <table:table table:template-name="earth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10</text:p>
              </table:table-cell>
              <table:table-cell>
                <text:p>40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4" draw:text-style-name="P7" draw:layer="layout" svg:width="1.7cm" svg:height="0.962cm" svg:x="3.8cm" svg:y="12.8cm">
          <draw:text-box>
            <text:p>DF1</text:p>
          </draw:text-box>
        </draw:frame>
        <draw:frame draw:style-name="gr14" draw:text-style-name="P7" draw:layer="layout" svg:width="1.7cm" svg:height="0.962cm" svg:x="9.9cm" svg:y="12.838cm">
          <draw:text-box>
            <text:p>DF2</text:p>
          </draw:text-box>
        </draw:frame>
        <draw:frame draw:style-name="gr4" draw:text-style-name="P7" draw:layer="layout" svg:width="6.704cm" svg:height="0.962cm" svg:x="9.4cm" svg:y="14.4cm">
          <draw:text-box>
            <text:p>bind_cols (DF1, <text:s/>DF2)</text:p>
          </draw:text-box>
        </draw:frame>
        <draw:frame draw:style-name="gr5" draw:text-style-name="P6" draw:layer="layout" svg:width="0.955cm" svg:height="1.119cm" svg:x="7.245cm" svg:y="9.481cm">
          <draw:text-box>
            <text:p><text:span text:style-name="T6">+</text:span></text:p>
          </draw:text-box>
        </draw:frame>
        <draw:frame draw:style-name="gr5" draw:text-style-name="P6" draw:layer="layout" svg:width="0.955cm" svg:height="1.119cm" svg:x="14.2cm" svg:y="9.481cm">
          <draw:text-box>
            <text:p><text:span text:style-name="T6">=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dplyr </text:span><text:span text:style-name="T1"><text:line-break/></text:span><text:span text:style-name="T1">juntando dados: bind_rows()</text:span></text:p>
          </draw:text-box>
        </draw:frame>
        <draw:frame draw:style-name="standard" draw:layer="layout" svg:width="4.994cm" svg:height="3.887cm" svg:x="8.551cm" svg:y="7.94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8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40</text:p>
              </table:table-cell>
              <table:table-cell>
                <text:p>70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4.994cm" svg:height="3.887cm" svg:x="2.022cm" svg:y="7.94cm">
          <table:table table:template-name="earth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10</text:p>
              </table:table-cell>
              <table:table-cell>
                <text:p>40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4.994cm" svg:height="2.915cm" svg:x="15.97cm" svg:y="9.69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40</text:p>
              </table:table-cell>
              <table:table-cell>
                <text:p>70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4.994cm" svg:height="3.887cm" svg:x="15.995cm" svg:y="5.903cm">
          <table:table table:template-name="earth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10</text:p>
              </table:table-cell>
              <table:table-cell>
                <text:p>40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4" draw:text-style-name="P7" draw:layer="layout" svg:width="1.7cm" svg:height="0.962cm" svg:x="3.8cm" svg:y="12.8cm">
          <draw:text-box>
            <text:p>DF1</text:p>
          </draw:text-box>
        </draw:frame>
        <draw:frame draw:style-name="gr14" draw:text-style-name="P7" draw:layer="layout" svg:width="1.7cm" svg:height="0.962cm" svg:x="9.9cm" svg:y="12.838cm">
          <draw:text-box>
            <text:p>DF2</text:p>
          </draw:text-box>
        </draw:frame>
        <draw:frame draw:style-name="gr15" draw:text-style-name="P7" draw:layer="layout" svg:width="6.916cm" svg:height="0.962cm" svg:x="9.4cm" svg:y="14.4cm">
          <draw:text-box>
            <text:p>bind_rows (DF1, <text:s/>DF2)</text:p>
          </draw:text-box>
        </draw:frame>
        <draw:frame draw:style-name="gr5" draw:text-style-name="P6" draw:layer="layout" svg:width="0.955cm" svg:height="1.119cm" svg:x="7.245cm" svg:y="9.481cm">
          <draw:text-box>
            <text:p><text:span text:style-name="T6">+</text:span></text:p>
          </draw:text-box>
        </draw:frame>
        <draw:frame draw:style-name="gr5" draw:text-style-name="P6" draw:layer="layout" svg:width="0.955cm" svg:height="1.119cm" svg:x="14.2cm" svg:y="9.481cm">
          <draw:text-box>
            <text:p><text:span text:style-name="T6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dplyr </text:span><text:span text:style-name="T1"><text:line-break/></text:span><text:span text:style-name="T1">juntando dados: union()</text:span></text:p>
          </draw:text-box>
        </draw:frame>
        <draw:frame draw:style-name="standard" draw:layer="layout" svg:width="4.994cm" svg:height="3.887cm" svg:x="8.551cm" svg:y="7.94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8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40</text:p>
              </table:table-cell>
              <table:table-cell>
                <text:p>70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4.994cm" svg:height="3.887cm" svg:x="2.022cm" svg:y="7.94cm">
          <table:table table:template-name="earth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10</text:p>
              </table:table-cell>
              <table:table-cell>
                <text:p>40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4" draw:text-style-name="P7" draw:layer="layout" svg:width="1.7cm" svg:height="0.962cm" svg:x="3.8cm" svg:y="12.8cm">
          <draw:text-box>
            <text:p>DF1</text:p>
          </draw:text-box>
        </draw:frame>
        <draw:frame draw:style-name="gr14" draw:text-style-name="P7" draw:layer="layout" svg:width="1.7cm" svg:height="0.962cm" svg:x="9.9cm" svg:y="12.838cm">
          <draw:text-box>
            <text:p>DF2</text:p>
          </draw:text-box>
        </draw:frame>
        <draw:frame draw:style-name="gr16" draw:text-style-name="P7" draw:layer="layout" svg:width="6.429cm" svg:height="0.962cm" svg:x="9.4cm" svg:y="14.4cm">
          <draw:text-box>
            <text:p>union (DF1, <text:s/>DF2)</text:p>
          </draw:text-box>
        </draw:frame>
        <draw:frame draw:style-name="gr5" draw:text-style-name="P6" draw:layer="layout" svg:width="0.955cm" svg:height="1.119cm" svg:x="7.245cm" svg:y="9.481cm">
          <draw:text-box>
            <text:p><text:span text:style-name="T6">+</text:span></text:p>
          </draw:text-box>
        </draw:frame>
        <draw:frame draw:style-name="gr5" draw:text-style-name="P6" draw:layer="layout" svg:width="0.955cm" svg:height="1.119cm" svg:x="14.2cm" svg:y="9.481cm">
          <draw:text-box>
            <text:p><text:span text:style-name="T6">=</text:span></text:p>
          </draw:text-box>
        </draw:frame>
        <draw:frame draw:style-name="standard" draw:layer="layout" svg:width="4.996cm" svg:height="3.889cm" svg:x="15.814cm" svg:y="7.736cm">
          <table:table table:template-name="earth" table:use-first-row-styles="true" table:use-banding-rows-styles="true">
            <table:table-column table:style-name="co11"/>
            <table:table-column table:style-name="co12"/>
            <table:table-column table:style-name="co14"/>
            <table:table-row table:style-name="ro3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3" table:default-cell-style-name="ce1">
              <table:table-cell>
                <text:p>A</text:p>
              </table:table-cell>
              <table:table-cell>
                <text:p>10</text:p>
              </table:table-cell>
              <table:table-cell>
                <text:p>40</text:p>
              </table:table-cell>
            </table:table-row>
            <table:table-row table:style-name="ro3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9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5.026cm" svg:height="1.282cm" svg:x="15.8cm" svg:y="11.689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0" table:default-cell-style-name="ce1">
              <table:table-cell>
                <text:p>D</text:p>
              </table:table-cell>
              <table:table-cell>
                <text:p>40</text:p>
              </table:table-cell>
              <table:table-cell>
                <text:p>70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dplyr </text:span><text:span text:style-name="T1"><text:line-break/></text:span><text:span text:style-name="T1">juntando dados: intersect()</text:span></text:p>
          </draw:text-box>
        </draw:frame>
        <draw:frame draw:style-name="standard" draw:layer="layout" svg:width="4.994cm" svg:height="3.887cm" svg:x="8.551cm" svg:y="7.94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8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40</text:p>
              </table:table-cell>
              <table:table-cell>
                <text:p>70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4.994cm" svg:height="3.887cm" svg:x="2.022cm" svg:y="7.94cm">
          <table:table table:template-name="earth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10</text:p>
              </table:table-cell>
              <table:table-cell>
                <text:p>40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4.994cm" svg:height="2.915cm" svg:x="15.897cm" svg:y="8.268cm">
          <table:table table:template-name="earth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4" draw:text-style-name="P7" draw:layer="layout" svg:width="1.7cm" svg:height="0.962cm" svg:x="3.8cm" svg:y="12.8cm">
          <draw:text-box>
            <text:p>DF1</text:p>
          </draw:text-box>
        </draw:frame>
        <draw:frame draw:style-name="gr14" draw:text-style-name="P7" draw:layer="layout" svg:width="1.7cm" svg:height="0.962cm" svg:x="9.9cm" svg:y="12.838cm">
          <draw:text-box>
            <text:p>DF2</text:p>
          </draw:text-box>
        </draw:frame>
        <draw:frame draw:style-name="gr16" draw:text-style-name="P7" draw:layer="layout" svg:width="6.429cm" svg:height="0.962cm" svg:x="9.4cm" svg:y="14.4cm">
          <draw:text-box>
            <text:p>intersect (DF1, <text:s/>DF2)</text:p>
          </draw:text-box>
        </draw:frame>
        <draw:frame draw:style-name="gr5" draw:text-style-name="P6" draw:layer="layout" svg:width="0.955cm" svg:height="1.119cm" svg:x="7.245cm" svg:y="9.481cm">
          <draw:text-box>
            <text:p><text:span text:style-name="T6">+</text:span></text:p>
          </draw:text-box>
        </draw:frame>
        <draw:frame draw:style-name="gr5" draw:text-style-name="P6" draw:layer="layout" svg:width="0.955cm" svg:height="1.119cm" svg:x="14.2cm" svg:y="9.481cm">
          <draw:text-box>
            <text:p><text:span text:style-name="T6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dplyr </text:span><text:span text:style-name="T1"><text:line-break/></text:span><text:span text:style-name="T1">juntando dados: setdiff()</text:span></text:p>
          </draw:text-box>
        </draw:frame>
        <draw:frame draw:style-name="standard" draw:layer="layout" svg:width="4.994cm" svg:height="3.887cm" svg:x="8.551cm" svg:y="7.94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8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40</text:p>
              </table:table-cell>
              <table:table-cell>
                <text:p>70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4.994cm" svg:height="3.887cm" svg:x="2.022cm" svg:y="7.94cm">
          <table:table table:template-name="earth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10</text:p>
              </table:table-cell>
              <table:table-cell>
                <text:p>40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20</text:p>
              </table:table-cell>
              <table:table-cell>
                <text:p>50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14" draw:text-style-name="P7" draw:layer="layout" svg:width="1.7cm" svg:height="0.962cm" svg:x="3.8cm" svg:y="12.8cm">
          <draw:text-box>
            <text:p>DF1</text:p>
          </draw:text-box>
        </draw:frame>
        <draw:frame draw:style-name="gr14" draw:text-style-name="P7" draw:layer="layout" svg:width="1.7cm" svg:height="0.962cm" svg:x="9.9cm" svg:y="12.838cm">
          <draw:text-box>
            <text:p>DF2</text:p>
          </draw:text-box>
        </draw:frame>
        <draw:frame draw:style-name="gr17" draw:text-style-name="P7" draw:layer="layout" svg:width="5.713cm" svg:height="0.962cm" svg:x="9.4cm" svg:y="14.4cm">
          <draw:text-box>
            <text:p>setdiff (DF1, <text:s/>DF2)</text:p>
          </draw:text-box>
        </draw:frame>
        <draw:frame draw:style-name="gr5" draw:text-style-name="P6" draw:layer="layout" svg:width="0.955cm" svg:height="1.119cm" svg:x="7.245cm" svg:y="9.481cm">
          <draw:text-box>
            <text:p><text:span text:style-name="T6">+</text:span></text:p>
          </draw:text-box>
        </draw:frame>
        <draw:frame draw:style-name="gr5" draw:text-style-name="P6" draw:layer="layout" svg:width="0.955cm" svg:height="1.119cm" svg:x="14.2cm" svg:y="9.481cm">
          <draw:text-box>
            <text:p><text:span text:style-name="T6">=</text:span></text:p>
          </draw:text-box>
        </draw:frame>
        <draw:frame draw:style-name="standard" draw:layer="layout" svg:width="4.996cm" svg:height="1.943cm" svg:x="15.177cm" svg:y="8.089cm">
          <table:table table:template-name="earth" table:use-first-row-styles="true" table:use-banding-rows-styles="true">
            <table:table-column table:style-name="co11"/>
            <table:table-column table:style-name="co12"/>
            <table:table-column table:style-name="co14"/>
            <table:table-row table:style-name="ro3" table:default-cell-style-name="ce1">
              <table:table-cell>
                <text:p>“1”</text:p>
              </table:table-cell>
              <table:table-cell>
                <text:p>“2”</text:p>
              </table:table-cell>
              <table:table-cell>
                <text:p>“3”</text:p>
              </table:table-cell>
            </table:table-row>
            <table:table-row table:style-name="ro3" table:default-cell-style-name="ce1">
              <table:table-cell>
                <text:p>A</text:p>
              </table:table-cell>
              <table:table-cell>
                <text:p>10</text:p>
              </table:table-cell>
              <table:table-cell>
                <text:p>40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4.996cm" svg:height="1.05cm" svg:x="15.184cm" svg:y="9.94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4"/>
            <table:table-row table:style-name="ro11" table:default-cell-style-name="ce1">
              <table:table-cell>
                <text:p>D</text:p>
              </table:table-cell>
              <table:table-cell>
                <text:p>40</text:p>
              </table:table-cell>
              <table:table-cell>
                <text:p>70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25.199cm" svg:height="1.963cm" svg:x="1.4cm" svg:y="0.837cm" presentation:class="title" presentation:user-transformed="true">
          <draw:text-box>
            <text:p><text:span text:style-name="T1">Tidyverse::dplyr → left_join()</text:span></text:p>
          </draw:text-box>
        </draw:frame>
        <draw:frame draw:style-name="standard" draw:layer="layout" svg:width="9.639cm" svg:height="7.15cm" svg:x="1.422cm" svg:y="3.952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2" table:default-cell-style-name="ce4">
              <table:table-cell>
                <text:p text:style-name="P14"><text:span text:style-name="T9">Aerolinea</text:span></text:p>
              </table:table-cell>
              <table:table-cell>
                <text:p text:style-name="P14"><text:span text:style-name="T9">Vôo</text:span></text:p>
              </table:table-cell>
              <table:table-cell table:style-name="ce5">
                <text:p text:style-name="P14"><text:span text:style-name="T10">Data</text:span></text:p>
              </table:table-cell>
            </table:table-row>
            <table:table-row table:style-name="ro13" table:default-cell-style-name="ce1">
              <table:table-cell>
                <text:p text:style-name="P15">TAM</text:p>
              </table:table-cell>
              <table:table-cell>
                <text:p text:style-name="P14">1545</text:p>
              </table:table-cell>
              <table:table-cell table:style-name="ce6">
                <text:p text:style-name="P15"><text:span text:style-name="T11">2013-01-01</text:span></text:p>
              </table:table-cell>
            </table:table-row>
            <table:table-row table:style-name="ro13" table:default-cell-style-name="ce1">
              <table:table-cell>
                <text:p text:style-name="P15">Gol</text:p>
              </table:table-cell>
              <table:table-cell>
                <text:p text:style-name="P14">1714</text:p>
              </table:table-cell>
              <table:table-cell table:style-name="ce6">
                <text:p text:style-name="P15"><text:span text:style-name="T11">2013-01-31</text:span></text:p>
              </table:table-cell>
            </table:table-row>
            <table:table-row table:style-name="ro13" table:default-cell-style-name="ce1">
              <table:table-cell>
                <text:p text:style-name="P15">Gol</text:p>
              </table:table-cell>
              <table:table-cell>
                <text:p text:style-name="P14">1141</text:p>
              </table:table-cell>
              <table:table-cell table:style-name="ce6">
                <text:p text:style-name="P15"><text:span text:style-name="T11">2014-02-01</text:span></text:p>
              </table:table-cell>
            </table:table-row>
            <table:table-row table:style-name="ro13" table:default-cell-style-name="ce1">
              <table:table-cell>
                <text:p text:style-name="P15">Avianca</text:p>
              </table:table-cell>
              <table:table-cell>
                <text:p text:style-name="P14">725</text:p>
              </table:table-cell>
              <table:table-cell table:style-name="ce6">
                <text:p text:style-name="P15"><text:span text:style-name="T11">2015-08-09</text:span></text:p>
              </table:table-cell>
            </table:table-row>
            <table:table-row table:style-name="ro13" table:default-cell-style-name="ce1">
              <table:table-cell>
                <text:p text:style-name="P15">Azul</text:p>
              </table:table-cell>
              <table:table-cell>
                <text:p text:style-name="P14">461</text:p>
              </table:table-cell>
              <table:table-cell table:style-name="ce6">
                <text:p text:style-name="P15"><text:span text:style-name="T11">2016-12-01</text:span></text:p>
              </table:table-cell>
            </table:table-row>
            <table:table-row table:style-name="ro14">
              <table:table-cell table:style-name="ce1">
                <text:p text:style-name="P15">Azul</text:p>
              </table:table-cell>
              <table:table-cell table:style-name="ce7">
                <text:p text:style-name="P14"><text:span text:style-name="T12">1696</text:span></text:p>
              </table:table-cell>
              <table:table-cell table:style-name="ce6">
                <text:p text:style-name="P15"><text:span text:style-name="T11">2016-12-31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0.334cm" svg:height="6.803cm" svg:x="12.511cm" svg:y="4.065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3" table:default-cell-style-name="ce1">
              <table:table-cell>
                <text:p text:style-name="P14">Vôo</text:p>
              </table:table-cell>
              <table:table-cell>
                <text:p text:style-name="P14">Hora_part</text:p>
              </table:table-cell>
              <table:table-cell>
                <text:p text:style-name="P14">Hora_cheg</text:p>
              </table:table-cell>
            </table:table-row>
            <table:table-row table:style-name="ro3" table:default-cell-style-name="ce1">
              <table:table-cell>
                <text:p text:style-name="P14">461</text:p>
              </table:table-cell>
              <table:table-cell>
                <text:p text:style-name="P14">5:54</text:p>
              </table:table-cell>
              <table:table-cell>
                <text:p text:style-name="P14">8:12</text:p>
              </table:table-cell>
            </table:table-row>
            <table:table-row table:style-name="ro3" table:default-cell-style-name="ce1">
              <table:table-cell>
                <text:p text:style-name="P14">1141</text:p>
              </table:table-cell>
              <table:table-cell>
                <text:p text:style-name="P14">5:42</text:p>
              </table:table-cell>
              <table:table-cell>
                <text:p text:style-name="P14">9:23</text:p>
              </table:table-cell>
            </table:table-row>
            <table:table-row table:style-name="ro3" table:default-cell-style-name="ce1">
              <table:table-cell>
                <text:p text:style-name="P14">725</text:p>
              </table:table-cell>
              <table:table-cell>
                <text:p text:style-name="P14">5:44</text:p>
              </table:table-cell>
              <table:table-cell>
                <text:p text:style-name="P14">10:04</text:p>
              </table:table-cell>
            </table:table-row>
            <table:table-row table:style-name="ro3" table:default-cell-style-name="ce1">
              <table:table-cell>
                <text:p text:style-name="P14">1545</text:p>
              </table:table-cell>
              <table:table-cell>
                <text:p text:style-name="P14">5:17</text:p>
              </table:table-cell>
              <table:table-cell>
                <text:p text:style-name="P14">8:30</text:p>
              </table:table-cell>
            </table:table-row>
            <table:table-row table:style-name="ro3" table:default-cell-style-name="ce1">
              <table:table-cell>
                <text:p text:style-name="P14">806</text:p>
              </table:table-cell>
              <table:table-cell>
                <text:p text:style-name="P14">5:54</text:p>
              </table:table-cell>
              <table:table-cell>
                <text:p text:style-name="P14">7:40</text:p>
              </table:table-cell>
            </table:table-row>
            <table:table-row table:style-name="ro3" table:default-cell-style-name="ce1">
              <table:table-cell>
                <text:p text:style-name="P14">1714</text:p>
              </table:table-cell>
              <table:table-cell>
                <text:p text:style-name="P14">5:33</text:p>
              </table:table-cell>
              <table:table-cell>
                <text:p text:style-name="P14">8:50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style-name="gr18" draw:text-style-name="P4" draw:layer="layout" svg:width="2.178cm" svg:height="12.005cm" draw:transform="rotate (-3.13722933045981) translate (26.6cm 19.3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standard" draw:layer="layout" svg:width="9.639cm" svg:height="7.15cm" svg:x="1.9cm" svg:y="12.91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3" table:default-cell-style-name="ce4">
              <table:table-cell>
                <text:p text:style-name="P14"><text:span text:style-name="T9">Aerolinea</text:span></text:p>
              </table:table-cell>
              <table:table-cell>
                <text:p text:style-name="P14"><text:span text:style-name="T9">Vôo</text:span></text:p>
              </table:table-cell>
              <table:table-cell table:style-name="ce5">
                <text:p text:style-name="P14"><text:span text:style-name="T10">Data</text:span></text:p>
              </table:table-cell>
            </table:table-row>
            <table:table-row table:style-name="ro13" table:default-cell-style-name="ce1">
              <table:table-cell>
                <text:p text:style-name="P15">TAM</text:p>
              </table:table-cell>
              <table:table-cell>
                <text:p text:style-name="P14">1545</text:p>
              </table:table-cell>
              <table:table-cell table:style-name="ce6">
                <text:p text:style-name="P15"><text:span text:style-name="T11">2013-01-01</text:span></text:p>
              </table:table-cell>
            </table:table-row>
            <table:table-row table:style-name="ro13" table:default-cell-style-name="ce1">
              <table:table-cell>
                <text:p text:style-name="P15">Gol</text:p>
              </table:table-cell>
              <table:table-cell>
                <text:p text:style-name="P14">1714</text:p>
              </table:table-cell>
              <table:table-cell table:style-name="ce6">
                <text:p text:style-name="P15"><text:span text:style-name="T11">2013-01-31</text:span></text:p>
              </table:table-cell>
            </table:table-row>
            <table:table-row table:style-name="ro13" table:default-cell-style-name="ce1">
              <table:table-cell>
                <text:p text:style-name="P15">Gol</text:p>
              </table:table-cell>
              <table:table-cell>
                <text:p text:style-name="P14">1141</text:p>
              </table:table-cell>
              <table:table-cell table:style-name="ce6">
                <text:p text:style-name="P15"><text:span text:style-name="T11">2014-02-01</text:span></text:p>
              </table:table-cell>
            </table:table-row>
            <table:table-row table:style-name="ro13" table:default-cell-style-name="ce1">
              <table:table-cell>
                <text:p text:style-name="P15">Avianca</text:p>
              </table:table-cell>
              <table:table-cell>
                <text:p text:style-name="P14">725</text:p>
              </table:table-cell>
              <table:table-cell table:style-name="ce6">
                <text:p text:style-name="P15"><text:span text:style-name="T11">2015-08-09</text:span></text:p>
              </table:table-cell>
            </table:table-row>
            <table:table-row table:style-name="ro13" table:default-cell-style-name="ce1">
              <table:table-cell>
                <text:p text:style-name="P15">Azul</text:p>
              </table:table-cell>
              <table:table-cell>
                <text:p text:style-name="P14">461</text:p>
              </table:table-cell>
              <table:table-cell table:style-name="ce6">
                <text:p text:style-name="P15"><text:span text:style-name="T11">2016-12-01</text:span></text:p>
              </table:table-cell>
            </table:table-row>
            <table:table-row table:style-name="ro14" table:default-cell-style-name="ce1">
              <table:table-cell>
                <text:p text:style-name="P15">Azul</text:p>
              </table:table-cell>
              <table:table-cell>
                <text:p text:style-name="P14">1696</text:p>
              </table:table-cell>
              <table:table-cell table:style-name="ce6">
                <text:p text:style-name="P15"><text:span text:style-name="T11">2016-12-31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0.336cm" svg:height="7.273cm" svg:x="11.574cm" svg:y="12.882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15" table:default-cell-style-name="ce1">
              <table:table-cell>
                <text:p text:style-name="P14">Hora_part</text:p>
              </table:table-cell>
              <table:table-cell>
                <text:p text:style-name="P14">Hora_cheg</text:p>
              </table:table-cell>
            </table:table-row>
            <table:table-row table:style-name="ro15" table:default-cell-style-name="ce1">
              <table:table-cell>
                <text:p text:style-name="P14">5:17</text:p>
              </table:table-cell>
              <table:table-cell>
                <text:p text:style-name="P14">8:30</text:p>
              </table:table-cell>
            </table:table-row>
            <table:table-row table:style-name="ro15" table:default-cell-style-name="ce1">
              <table:table-cell>
                <text:p text:style-name="P14">5:33</text:p>
              </table:table-cell>
              <table:table-cell>
                <text:p text:style-name="P14">8:50</text:p>
              </table:table-cell>
            </table:table-row>
            <table:table-row table:style-name="ro15" table:default-cell-style-name="ce1">
              <table:table-cell>
                <text:p text:style-name="P14">5:42</text:p>
              </table:table-cell>
              <table:table-cell>
                <text:p text:style-name="P14">9:23</text:p>
              </table:table-cell>
            </table:table-row>
            <table:table-row table:style-name="ro15" table:default-cell-style-name="ce1">
              <table:table-cell>
                <text:p text:style-name="P14">5:44</text:p>
              </table:table-cell>
              <table:table-cell>
                <text:p text:style-name="P14">10:04</text:p>
              </table:table-cell>
            </table:table-row>
            <table:table-row table:style-name="ro15" table:default-cell-style-name="ce1">
              <table:table-cell>
                <text:p text:style-name="P14">5:54</text:p>
              </table:table-cell>
              <table:table-cell>
                <text:p text:style-name="P14">8:12</text:p>
              </table:table-cell>
            </table:table-row>
            <table:table-row table:style-name="ro16" table:default-cell-style-name="ce2">
              <table:table-cell>
                <text:p text:style-name="P4">NA</text:p>
              </table:table-cell>
              <table:table-cell>
                <text:p text:style-name="P4">NA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5" draw:text-style-name="P6" draw:layer="layout" svg:width="0.955cm" svg:height="1.119cm" svg:x="11.245cm" svg:y="6.681cm">
          <draw:text-box>
            <text:p><text:span text:style-name="T6">+</text:span></text:p>
          </draw:text-box>
        </draw:frame>
        <draw:frame draw:style-name="gr5" draw:text-style-name="P6" draw:layer="layout" svg:width="0.955cm" svg:height="1.119cm" svg:x="24.045cm" svg:y="6.8cm">
          <draw:text-box>
            <text:p><text:span text:style-name="T6">=</text:span></text:p>
          </draw:text-box>
        </draw:frame>
        <draw:frame draw:style-name="gr14" draw:text-style-name="P7" draw:layer="layout" svg:width="1.7cm" svg:height="0.962cm" svg:x="5.4cm" svg:y="2.99cm">
          <draw:text-box>
            <text:p>DF1</text:p>
          </draw:text-box>
        </draw:frame>
        <draw:frame draw:style-name="gr14" draw:text-style-name="P7" draw:layer="layout" svg:width="1.7cm" svg:height="0.962cm" svg:x="16.4cm" svg:y="3.103cm">
          <draw:text-box>
            <text:p>DF2</text:p>
          </draw:text-box>
        </draw:frame>
        <draw:frame draw:style-name="gr19" draw:text-style-name="P7" draw:layer="layout" svg:width="9.693cm" svg:height="0.962cm" svg:x="7.79cm" svg:y="11.691cm">
          <draw:text-box>
            <text:p>left_join (DF1, <text:s/>DF2, <text:s/>by = “Vôo”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25.199cm" svg:height="1.963cm" svg:x="1.4cm" svg:y="0.837cm" presentation:class="title" presentation:user-transformed="true">
          <draw:text-box>
            <text:p><text:span text:style-name="T1">Tidyverse::dplyr → left_join()</text:span></text:p>
          </draw:text-box>
        </draw:frame>
        <draw:frame draw:style-name="standard" draw:layer="layout" svg:width="9.639cm" svg:height="7.15cm" svg:x="14.024cm" svg:y="3.874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3" table:default-cell-style-name="ce4">
              <table:table-cell>
                <text:p text:style-name="P14"><text:span text:style-name="T9">Aerolinea</text:span></text:p>
              </table:table-cell>
              <table:table-cell>
                <text:p text:style-name="P14"><text:span text:style-name="T9">Vôo</text:span></text:p>
              </table:table-cell>
              <table:table-cell table:style-name="ce5">
                <text:p text:style-name="P14"><text:span text:style-name="T10">Data</text:span></text:p>
              </table:table-cell>
            </table:table-row>
            <table:table-row table:style-name="ro13" table:default-cell-style-name="ce1">
              <table:table-cell>
                <text:p text:style-name="P15">TAM</text:p>
              </table:table-cell>
              <table:table-cell>
                <text:p text:style-name="P14">1545</text:p>
              </table:table-cell>
              <table:table-cell table:style-name="ce6">
                <text:p text:style-name="P15"><text:span text:style-name="T11">2013-01-01</text:span></text:p>
              </table:table-cell>
            </table:table-row>
            <table:table-row table:style-name="ro13" table:default-cell-style-name="ce1">
              <table:table-cell>
                <text:p text:style-name="P15">Gol</text:p>
              </table:table-cell>
              <table:table-cell>
                <text:p text:style-name="P14">1714</text:p>
              </table:table-cell>
              <table:table-cell table:style-name="ce6">
                <text:p text:style-name="P15"><text:span text:style-name="T11">2013-01-31</text:span></text:p>
              </table:table-cell>
            </table:table-row>
            <table:table-row table:style-name="ro13" table:default-cell-style-name="ce1">
              <table:table-cell>
                <text:p text:style-name="P15">Gol</text:p>
              </table:table-cell>
              <table:table-cell>
                <text:p text:style-name="P14">1141</text:p>
              </table:table-cell>
              <table:table-cell table:style-name="ce6">
                <text:p text:style-name="P15"><text:span text:style-name="T11">2014-02-01</text:span></text:p>
              </table:table-cell>
            </table:table-row>
            <table:table-row table:style-name="ro13" table:default-cell-style-name="ce1">
              <table:table-cell>
                <text:p text:style-name="P15">Avianca</text:p>
              </table:table-cell>
              <table:table-cell>
                <text:p text:style-name="P14">725</text:p>
              </table:table-cell>
              <table:table-cell table:style-name="ce6">
                <text:p text:style-name="P15"><text:span text:style-name="T11">2015-08-09</text:span></text:p>
              </table:table-cell>
            </table:table-row>
            <table:table-row table:style-name="ro13" table:default-cell-style-name="ce1">
              <table:table-cell>
                <text:p text:style-name="P15">Azul</text:p>
              </table:table-cell>
              <table:table-cell>
                <text:p text:style-name="P14">461</text:p>
              </table:table-cell>
              <table:table-cell table:style-name="ce6">
                <text:p text:style-name="P15"><text:span text:style-name="T11">2016-12-01</text:span></text:p>
              </table:table-cell>
            </table:table-row>
            <table:table-row table:style-name="ro14" table:default-cell-style-name="ce1">
              <table:table-cell>
                <text:p text:style-name="P15">Azul</text:p>
              </table:table-cell>
              <table:table-cell>
                <text:p text:style-name="P14">1696</text:p>
              </table:table-cell>
              <table:table-cell table:style-name="ce6">
                <text:p text:style-name="P15"><text:span text:style-name="T11">2016-12-31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0.334cm" svg:height="6.803cm" svg:x="4.185cm" svg:y="13.264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7" table:default-cell-style-name="ce1">
              <table:table-cell>
                <text:p text:style-name="P14">Vôo</text:p>
              </table:table-cell>
              <table:table-cell>
                <text:p text:style-name="P14">Hora_part</text:p>
              </table:table-cell>
              <table:table-cell>
                <text:p text:style-name="P14">Hora_cheg</text:p>
              </table:table-cell>
            </table:table-row>
            <table:table-row table:style-name="ro3" table:default-cell-style-name="ce1">
              <table:table-cell>
                <text:p text:style-name="P14">461</text:p>
              </table:table-cell>
              <table:table-cell>
                <text:p text:style-name="P14">5:54</text:p>
              </table:table-cell>
              <table:table-cell>
                <text:p text:style-name="P14">8:12</text:p>
              </table:table-cell>
            </table:table-row>
            <table:table-row table:style-name="ro3" table:default-cell-style-name="ce1">
              <table:table-cell>
                <text:p text:style-name="P14">1141</text:p>
              </table:table-cell>
              <table:table-cell>
                <text:p text:style-name="P14">5:42</text:p>
              </table:table-cell>
              <table:table-cell>
                <text:p text:style-name="P14">9:23</text:p>
              </table:table-cell>
            </table:table-row>
            <table:table-row table:style-name="ro3" table:default-cell-style-name="ce1">
              <table:table-cell>
                <text:p text:style-name="P14">725</text:p>
              </table:table-cell>
              <table:table-cell>
                <text:p text:style-name="P14">5:44</text:p>
              </table:table-cell>
              <table:table-cell>
                <text:p text:style-name="P14">10:04</text:p>
              </table:table-cell>
            </table:table-row>
            <table:table-row table:style-name="ro3" table:default-cell-style-name="ce1">
              <table:table-cell>
                <text:p text:style-name="P14">1545</text:p>
              </table:table-cell>
              <table:table-cell>
                <text:p text:style-name="P14">5:17</text:p>
              </table:table-cell>
              <table:table-cell>
                <text:p text:style-name="P14">8:30</text:p>
              </table:table-cell>
            </table:table-row>
            <table:table-row table:style-name="ro3" table:default-cell-style-name="ce1">
              <table:table-cell>
                <text:p text:style-name="P14">806</text:p>
              </table:table-cell>
              <table:table-cell>
                <text:p text:style-name="P14">5:54</text:p>
              </table:table-cell>
              <table:table-cell>
                <text:p text:style-name="P14">7:40</text:p>
              </table:table-cell>
            </table:table-row>
            <table:table-row table:style-name="ro3" table:default-cell-style-name="ce1">
              <table:table-cell>
                <text:p text:style-name="P14">1714</text:p>
              </table:table-cell>
              <table:table-cell>
                <text:p text:style-name="P14">5:33</text:p>
              </table:table-cell>
              <table:table-cell>
                <text:p text:style-name="P14">8:50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style-name="gr18" draw:text-style-name="P4" draw:layer="layout" svg:width="2.178cm" svg:height="12.005cm" draw:transform="rotate (-3.13722933045981) translate (26.6cm 19.3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5" draw:text-style-name="P6" draw:layer="layout" svg:width="0.955cm" svg:height="1.119cm" svg:x="11.245cm" svg:y="6.681cm">
          <draw:text-box>
            <text:p><text:span text:style-name="T6">+</text:span></text:p>
          </draw:text-box>
        </draw:frame>
        <draw:frame draw:style-name="gr5" draw:text-style-name="P6" draw:layer="layout" svg:width="0.955cm" svg:height="1.119cm" svg:x="24.045cm" svg:y="6.8cm">
          <draw:text-box>
            <text:p><text:span text:style-name="T6">=</text:span></text:p>
          </draw:text-box>
        </draw:frame>
        <draw:frame draw:style-name="gr14" draw:text-style-name="P7" draw:layer="layout" svg:width="1.7cm" svg:height="0.962cm" svg:x="5.4cm" svg:y="2.99cm">
          <draw:text-box>
            <text:p>DF1</text:p>
          </draw:text-box>
        </draw:frame>
        <draw:frame draw:style-name="gr14" draw:text-style-name="P7" draw:layer="layout" svg:width="1.7cm" svg:height="0.962cm" svg:x="16.4cm" svg:y="3.103cm">
          <draw:text-box>
            <text:p>DF2</text:p>
          </draw:text-box>
        </draw:frame>
        <draw:frame draw:style-name="gr19" draw:text-style-name="P7" draw:layer="layout" svg:width="9.693cm" svg:height="0.962cm" svg:x="7.79cm" svg:y="11.691cm">
          <draw:text-box>
            <text:p>left_join (DF1, <text:s/>DF2, <text:s/>by = “Vôo”)</text:p>
          </draw:text-box>
        </draw:frame>
        <draw:frame draw:style-name="standard" draw:layer="layout" svg:width="10.334cm" svg:height="6.803cm" svg:x="1.61cm" svg:y="3.921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3" table:default-cell-style-name="ce1">
              <table:table-cell>
                <text:p text:style-name="P14">Vôo</text:p>
              </table:table-cell>
              <table:table-cell>
                <text:p text:style-name="P14">Hora_part</text:p>
              </table:table-cell>
              <table:table-cell>
                <text:p text:style-name="P14">Hora_cheg</text:p>
              </table:table-cell>
            </table:table-row>
            <table:table-row table:style-name="ro3" table:default-cell-style-name="ce1">
              <table:table-cell>
                <text:p text:style-name="P14">461</text:p>
              </table:table-cell>
              <table:table-cell>
                <text:p text:style-name="P14">5:54</text:p>
              </table:table-cell>
              <table:table-cell>
                <text:p text:style-name="P14">8:12</text:p>
              </table:table-cell>
            </table:table-row>
            <table:table-row table:style-name="ro3" table:default-cell-style-name="ce1">
              <table:table-cell>
                <text:p text:style-name="P14">1141</text:p>
              </table:table-cell>
              <table:table-cell>
                <text:p text:style-name="P14">5:42</text:p>
              </table:table-cell>
              <table:table-cell>
                <text:p text:style-name="P14">9:23</text:p>
              </table:table-cell>
            </table:table-row>
            <table:table-row table:style-name="ro3" table:default-cell-style-name="ce1">
              <table:table-cell>
                <text:p text:style-name="P14">725</text:p>
              </table:table-cell>
              <table:table-cell>
                <text:p text:style-name="P14">5:44</text:p>
              </table:table-cell>
              <table:table-cell>
                <text:p text:style-name="P14">10:04</text:p>
              </table:table-cell>
            </table:table-row>
            <table:table-row table:style-name="ro3" table:default-cell-style-name="ce1">
              <table:table-cell>
                <text:p text:style-name="P14">1545</text:p>
              </table:table-cell>
              <table:table-cell>
                <text:p text:style-name="P14">5:17</text:p>
              </table:table-cell>
              <table:table-cell>
                <text:p text:style-name="P14">8:30</text:p>
              </table:table-cell>
            </table:table-row>
            <table:table-row table:style-name="ro3" table:default-cell-style-name="ce1">
              <table:table-cell table:style-name="ce7">
                <text:p text:style-name="P14"><text:span text:style-name="T12">806</text:span></text:p>
              </table:table-cell>
              <table:table-cell>
                <text:p text:style-name="P14">5:54</text:p>
              </table:table-cell>
              <table:table-cell>
                <text:p text:style-name="P14">7:40</text:p>
              </table:table-cell>
            </table:table-row>
            <table:table-row table:style-name="ro3" table:default-cell-style-name="ce1">
              <table:table-cell>
                <text:p text:style-name="P14">1714</text:p>
              </table:table-cell>
              <table:table-cell>
                <text:p text:style-name="P14">5:33</text:p>
              </table:table-cell>
              <table:table-cell>
                <text:p text:style-name="P14">8:50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7.464cm" svg:height="6.803cm" svg:x="14.471cm" svg:y="13.303cm">
          <table:table table:template-name="default" table:use-first-row-styles="true" table:use-banding-rows-styles="true">
            <table:table-column table:style-name="co18"/>
            <table:table-column table:style-name="co20"/>
            <table:table-row table:style-name="ro3">
              <table:table-cell table:style-name="ce4">
                <text:p text:style-name="P14"><text:span text:style-name="T9">Aerolinea</text:span></text:p>
              </table:table-cell>
              <table:table-cell table:style-name="ce5">
                <text:p text:style-name="P14"><text:span text:style-name="T10">Data</text:span></text:p>
              </table:table-cell>
            </table:table-row>
            <table:table-row table:style-name="ro3">
              <table:table-cell table:style-name="ce1">
                <text:p text:style-name="P15">Azul</text:p>
              </table:table-cell>
              <table:table-cell table:style-name="ce6">
                <text:p text:style-name="P15">2016-12-01</text:p>
              </table:table-cell>
            </table:table-row>
            <table:table-row table:style-name="ro3">
              <table:table-cell table:style-name="ce1">
                <text:p text:style-name="P15">Gol</text:p>
              </table:table-cell>
              <table:table-cell table:style-name="ce6">
                <text:p text:style-name="P15">2014-02-01</text:p>
              </table:table-cell>
            </table:table-row>
            <table:table-row table:style-name="ro3">
              <table:table-cell table:style-name="ce1">
                <text:p text:style-name="P15">Avianca</text:p>
              </table:table-cell>
              <table:table-cell table:style-name="ce6">
                <text:p text:style-name="P15">2015-08-09</text:p>
              </table:table-cell>
            </table:table-row>
            <table:table-row table:style-name="ro3">
              <table:table-cell table:style-name="ce1">
                <text:p text:style-name="P15">TAM</text:p>
              </table:table-cell>
              <table:table-cell table:style-name="ce6">
                <text:p text:style-name="P15">2013-01-01</text:p>
              </table:table-cell>
            </table:table-row>
            <table:table-row table:style-name="ro3">
              <table:table-cell table:style-name="ce2">
                <text:p text:style-name="P4">NA</text:p>
              </table:table-cell>
              <table:table-cell table:style-name="ce8">
                <text:p text:style-name="P14">NA</text:p>
              </table:table-cell>
            </table:table-row>
            <table:table-row table:style-name="ro3">
              <table:table-cell table:style-name="ce1">
                <text:p text:style-name="P15">GOL</text:p>
              </table:table-cell>
              <table:table-cell table:style-name="ce6">
                <text:p text:style-name="P15">2013-01-31</text:p>
              </table:table-cell>
            </table:table-row>
          </table:table>
          <draw:image xlink:href="Pictures/TablePreview3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25.199cm" svg:height="1.963cm" svg:x="1.4cm" svg:y="0.837cm" presentation:class="title" presentation:user-transformed="true">
          <draw:text-box>
            <text:p><text:span text:style-name="T1">Tidyverse::dplyr → inner_join()</text:span></text:p>
          </draw:text-box>
        </draw:frame>
        <draw:frame draw:style-name="standard" draw:layer="layout" svg:width="9.639cm" svg:height="7.15cm" svg:x="1.422cm" svg:y="3.952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2" table:default-cell-style-name="ce4">
              <table:table-cell>
                <text:p text:style-name="P14"><text:span text:style-name="T13">Aerolinea</text:span></text:p>
              </table:table-cell>
              <table:table-cell>
                <text:p text:style-name="P14"><text:span text:style-name="T13">Vôo</text:span></text:p>
              </table:table-cell>
              <table:table-cell table:style-name="ce5">
                <text:p text:style-name="P14"><text:span text:style-name="T14">Data</text:span></text:p>
              </table:table-cell>
            </table:table-row>
            <table:table-row table:style-name="ro13">
              <table:table-cell table:style-name="ce1">
                <text:p text:style-name="P15"><text:span text:style-name="T5">TAM</text:span></text:p>
              </table:table-cell>
              <table:table-cell table:style-name="ce9">
                <text:p text:style-name="P14"><text:span text:style-name="T15">1545</text:span></text:p>
              </table:table-cell>
              <table:table-cell table:style-name="ce6">
                <text:p text:style-name="P15"><text:span text:style-name="T16">2013-01-01</text:span></text:p>
              </table:table-cell>
            </table:table-row>
            <table:table-row table:style-name="ro13">
              <table:table-cell table:style-name="ce1">
                <text:p text:style-name="P15">TAM</text:p>
              </table:table-cell>
              <table:table-cell table:style-name="ce10">
                <text:p text:style-name="P4"><text:span text:style-name="T17">461</text:span></text:p>
              </table:table-cell>
              <table:table-cell table:style-name="ce6">
                <text:p text:style-name="P15">2013-03-07</text:p>
              </table:table-cell>
            </table:table-row>
            <table:table-row table:style-name="ro13">
              <table:table-cell table:style-name="ce1">
                <text:p text:style-name="P15"><text:span text:style-name="T5">Gol</text:span></text:p>
              </table:table-cell>
              <table:table-cell table:style-name="ce9">
                <text:p text:style-name="P14"><text:span text:style-name="T15">1714</text:span></text:p>
              </table:table-cell>
              <table:table-cell table:style-name="ce6">
                <text:p text:style-name="P15"><text:span text:style-name="T16">2014-02-01</text:span></text:p>
              </table:table-cell>
            </table:table-row>
            <table:table-row table:style-name="ro13">
              <table:table-cell table:style-name="ce1">
                <text:p text:style-name="P15"><text:span text:style-name="T5">Avianca</text:span></text:p>
              </table:table-cell>
              <table:table-cell table:style-name="ce9">
                <text:p text:style-name="P14"><text:span text:style-name="T15">725</text:span></text:p>
              </table:table-cell>
              <table:table-cell table:style-name="ce6">
                <text:p text:style-name="P15"><text:span text:style-name="T16">2015-08-09</text:span></text:p>
              </table:table-cell>
            </table:table-row>
            <table:table-row table:style-name="ro13">
              <table:table-cell table:style-name="ce1">
                <text:p text:style-name="P15"><text:span text:style-name="T5">Azul</text:span></text:p>
              </table:table-cell>
              <table:table-cell table:style-name="ce11">
                <text:p text:style-name="P14"><text:span text:style-name="T5">1696</text:span></text:p>
              </table:table-cell>
              <table:table-cell table:style-name="ce6">
                <text:p text:style-name="P15"><text:span text:style-name="T16">2016-12-01</text:span></text:p>
              </table:table-cell>
            </table:table-row>
            <table:table-row table:style-name="ro14">
              <table:table-cell table:style-name="ce1">
                <text:p text:style-name="P15"><text:span text:style-name="T5">Azul</text:span></text:p>
              </table:table-cell>
              <table:table-cell table:style-name="ce11">
                <text:p text:style-name="P14"><text:span text:style-name="T5">1696</text:span></text:p>
              </table:table-cell>
              <table:table-cell table:style-name="ce6">
                <text:p text:style-name="P15"><text:span text:style-name="T16">2016-12-31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4.799cm" svg:height="6.803cm" svg:x="12cm" svg:y="4.065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7"/>
            <table:table-column table:style-name="co28"/>
            <table:table-row table:style-name="ro18" table:default-cell-style-name="ce1">
              <table:table-cell table:style-name="ce4">
                <text:p text:style-name="P14"><text:span text:style-name="T13">Aerolinea</text:span></text:p>
              </table:table-cell>
              <table:table-cell>
                <text:p text:style-name="P14"><text:span text:style-name="T5">Vôo</text:span></text:p>
              </table:table-cell>
              <table:table-cell>
                <text:p text:style-name="P14"><text:span text:style-name="T5">Hora_part</text:span></text:p>
              </table:table-cell>
              <table:table-cell>
                <text:p text:style-name="P14"><text:span text:style-name="T5">Hora_cheg</text:span></text:p>
              </table:table-cell>
            </table:table-row>
            <table:table-row table:style-name="ro3" table:default-cell-style-name="ce9">
              <table:table-cell table:style-name="ce1">
                <text:p text:style-name="P15"><text:span text:style-name="T5">TAM</text:span></text:p>
              </table:table-cell>
              <table:table-cell table:style-name="ce12">
                <text:p text:style-name="P14"><text:span text:style-name="T15">461</text:span></text:p>
              </table:table-cell>
              <table:table-cell>
                <text:p text:style-name="P14"><text:span text:style-name="T15">5:54</text:span></text:p>
              </table:table-cell>
              <table:table-cell>
                <text:p text:style-name="P14"><text:span text:style-name="T15">8:12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5">Gol</text:span></text:p>
              </table:table-cell>
              <table:table-cell>
                <text:p text:style-name="P14"><text:span text:style-name="T5">1141</text:span></text:p>
              </table:table-cell>
              <table:table-cell>
                <text:p text:style-name="P14"><text:span text:style-name="T5">5:42</text:span></text:p>
              </table:table-cell>
              <table:table-cell>
                <text:p text:style-name="P14"><text:span text:style-name="T5">9:23</text:span></text:p>
              </table:table-cell>
            </table:table-row>
            <table:table-row table:style-name="ro3" table:default-cell-style-name="ce9">
              <table:table-cell table:style-name="ce1">
                <text:p text:style-name="P15"><text:span text:style-name="T5">Avianca</text:span></text:p>
              </table:table-cell>
              <table:table-cell table:style-name="ce12">
                <text:p text:style-name="P14"><text:span text:style-name="T15">725</text:span></text:p>
              </table:table-cell>
              <table:table-cell>
                <text:p text:style-name="P14"><text:span text:style-name="T15">5:44</text:span></text:p>
              </table:table-cell>
              <table:table-cell>
                <text:p text:style-name="P14"><text:span text:style-name="T15">10:04</text:span></text:p>
              </table:table-cell>
            </table:table-row>
            <table:table-row table:style-name="ro3" table:default-cell-style-name="ce9">
              <table:table-cell table:style-name="ce1">
                <text:p text:style-name="P15"><text:span text:style-name="T5">TAM</text:span></text:p>
              </table:table-cell>
              <table:table-cell table:style-name="ce12">
                <text:p text:style-name="P14"><text:span text:style-name="T15">1545</text:span></text:p>
              </table:table-cell>
              <table:table-cell>
                <text:p text:style-name="P14"><text:span text:style-name="T15">5:17</text:span></text:p>
              </table:table-cell>
              <table:table-cell>
                <text:p text:style-name="P14"><text:span text:style-name="T15">8:30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5">Azul</text:span></text:p>
              </table:table-cell>
              <table:table-cell>
                <text:p text:style-name="P14"><text:span text:style-name="T5">806</text:span></text:p>
              </table:table-cell>
              <table:table-cell>
                <text:p text:style-name="P14"><text:span text:style-name="T5">5:54</text:span></text:p>
              </table:table-cell>
              <table:table-cell>
                <text:p text:style-name="P14"><text:span text:style-name="T5">7:40</text:span></text:p>
              </table:table-cell>
            </table:table-row>
            <table:table-row table:style-name="ro3" table:default-cell-style-name="ce9">
              <table:table-cell table:style-name="ce1">
                <text:p text:style-name="P15"><text:span text:style-name="T5">Gol</text:span></text:p>
              </table:table-cell>
              <table:table-cell table:style-name="ce12">
                <text:p text:style-name="P14"><text:span text:style-name="T15">1714</text:span></text:p>
              </table:table-cell>
              <table:table-cell>
                <text:p text:style-name="P14"><text:span text:style-name="T15">5:33</text:span></text:p>
              </table:table-cell>
              <table:table-cell>
                <text:p text:style-name="P14"><text:span text:style-name="T15">8:50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style-name="gr18" draw:text-style-name="P4" draw:layer="layout" svg:width="2.178cm" svg:height="12.005cm" draw:transform="rotate (-3.13722933045981) translate (27.63cm 20.58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5" draw:text-style-name="P6" draw:layer="layout" svg:width="0.955cm" svg:height="1.119cm" svg:x="11.245cm" svg:y="6.681cm">
          <draw:text-box>
            <text:p><text:span text:style-name="T6">+</text:span></text:p>
          </draw:text-box>
        </draw:frame>
        <draw:frame draw:style-name="gr20" draw:text-style-name="P6" draw:layer="layout" svg:width="0.955cm" svg:height="1.119cm" svg:x="27cm" svg:y="7cm">
          <draw:text-box>
            <text:p><text:span text:style-name="T6">=</text:span></text:p>
          </draw:text-box>
        </draw:frame>
        <draw:frame draw:style-name="gr14" draw:text-style-name="P2" draw:layer="layout" svg:width="1.7cm" svg:height="0.962cm" svg:x="5.4cm" svg:y="2.99cm">
          <draw:text-box>
            <text:p><text:span text:style-name="T5">DF1</text:span></text:p>
          </draw:text-box>
        </draw:frame>
        <draw:frame draw:style-name="gr14" draw:text-style-name="P2" draw:layer="layout" svg:width="1.7cm" svg:height="0.962cm" svg:x="16.4cm" svg:y="3.103cm">
          <draw:text-box>
            <text:p><text:span text:style-name="T5">DF2</text:span></text:p>
          </draw:text-box>
        </draw:frame>
        <draw:frame draw:style-name="gr21" draw:text-style-name="P2" draw:layer="layout" svg:width="10.251cm" svg:height="0.962cm" svg:x="7.79cm" svg:y="11.691cm">
          <draw:text-box>
            <text:p><text:span text:style-name="T5">inner_join (DF1, <text:s/>DF2, <text:s/>by = “Vôo”)</text:span></text:p>
          </draw:text-box>
        </draw:frame>
        <draw:frame draw:style-name="standard" draw:layer="layout" svg:width="9.639cm" svg:height="5.087cm" svg:x="4.569cm" svg:y="13.896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2" table:default-cell-style-name="ce4">
              <table:table-cell>
                <text:p text:style-name="P14"><text:span text:style-name="T13">Aerolinea</text:span></text:p>
              </table:table-cell>
              <table:table-cell>
                <text:p text:style-name="P14"><text:span text:style-name="T13">Vôo</text:span></text:p>
              </table:table-cell>
              <table:table-cell table:style-name="ce5">
                <text:p text:style-name="P14"><text:span text:style-name="T14">Data</text:span></text:p>
              </table:table-cell>
            </table:table-row>
            <table:table-row table:style-name="ro13">
              <table:table-cell table:style-name="ce1">
                <text:p text:style-name="P15"><text:span text:style-name="T5">TAM</text:span></text:p>
              </table:table-cell>
              <table:table-cell table:style-name="ce9">
                <text:p text:style-name="P14"><text:span text:style-name="T15">1545</text:span></text:p>
              </table:table-cell>
              <table:table-cell table:style-name="ce6">
                <text:p text:style-name="P15"><text:span text:style-name="T16">2013-01-01</text:span></text:p>
              </table:table-cell>
            </table:table-row>
            <table:table-row table:style-name="ro13">
              <table:table-cell table:style-name="ce1">
                <text:p text:style-name="P15">TAM</text:p>
              </table:table-cell>
              <table:table-cell table:style-name="ce10">
                <text:p text:style-name="P4"><text:span text:style-name="T17">461</text:span></text:p>
              </table:table-cell>
              <table:table-cell table:style-name="ce6">
                <text:p text:style-name="P15">2013-03-07</text:p>
              </table:table-cell>
            </table:table-row>
            <table:table-row table:style-name="ro13">
              <table:table-cell table:style-name="ce1">
                <text:p text:style-name="P15"><text:span text:style-name="T5">Gol</text:span></text:p>
              </table:table-cell>
              <table:table-cell table:style-name="ce9">
                <text:p text:style-name="P14"><text:span text:style-name="T15">1714</text:span></text:p>
              </table:table-cell>
              <table:table-cell table:style-name="ce6">
                <text:p text:style-name="P15"><text:span text:style-name="T16">2014-02-01</text:span></text:p>
              </table:table-cell>
            </table:table-row>
            <table:table-row table:style-name="ro13">
              <table:table-cell table:style-name="ce1">
                <text:p text:style-name="P15"><text:span text:style-name="T5">Avianca</text:span></text:p>
              </table:table-cell>
              <table:table-cell table:style-name="ce9">
                <text:p text:style-name="P14"><text:span text:style-name="T15">725</text:span></text:p>
              </table:table-cell>
              <table:table-cell table:style-name="ce6">
                <text:p text:style-name="P15"><text:span text:style-name="T16">2015-08-09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7.923cm" svg:height="5.121cm" svg:x="14.068cm" svg:y="13.878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9" table:default-cell-style-name="ce1">
              <table:table-cell>
                <text:p text:style-name="P14"><text:span text:style-name="T5">Hora_part</text:span></text:p>
              </table:table-cell>
              <table:table-cell>
                <text:p text:style-name="P14"><text:span text:style-name="T5">Hora_cheg</text:span></text:p>
              </table:table-cell>
            </table:table-row>
            <table:table-row table:style-name="ro13" table:default-cell-style-name="ce9">
              <table:table-cell>
                <text:p text:style-name="P14"><text:span text:style-name="T15">5:17</text:span></text:p>
              </table:table-cell>
              <table:table-cell>
                <text:p text:style-name="P14"><text:span text:style-name="T15">8:30</text:span></text:p>
              </table:table-cell>
            </table:table-row>
            <table:table-row table:style-name="ro13" table:default-cell-style-name="ce9">
              <table:table-cell>
                <text:p text:style-name="P14"><text:span text:style-name="T15">5:54</text:span></text:p>
              </table:table-cell>
              <table:table-cell>
                <text:p text:style-name="P14"><text:span text:style-name="T15">8:12</text:span></text:p>
              </table:table-cell>
            </table:table-row>
            <table:table-row table:style-name="ro13" table:default-cell-style-name="ce9">
              <table:table-cell>
                <text:p text:style-name="P14"><text:span text:style-name="T15">5:33</text:span></text:p>
              </table:table-cell>
              <table:table-cell>
                <text:p text:style-name="P14"><text:span text:style-name="T15">8:50</text:span></text:p>
              </table:table-cell>
            </table:table-row>
            <table:table-row table:style-name="ro20" table:default-cell-style-name="ce9">
              <table:table-cell>
                <text:p text:style-name="P14"><text:span text:style-name="T15">5:44</text:span></text:p>
              </table:table-cell>
              <table:table-cell>
                <text:p text:style-name="P14"><text:span text:style-name="T15">10:04</text:span></text:p>
              </table:table-cell>
            </table:table-row>
          </table:table>
          <draw:image xlink:href="Pictures/TablePreview3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25.199cm" svg:height="1.963cm" svg:x="1.4cm" svg:y="0.837cm" presentation:class="title" presentation:user-transformed="true">
          <draw:text-box>
            <text:p><text:span text:style-name="T1">Tidyverse::dplyr → semi_join()</text:span></text:p>
          </draw:text-box>
        </draw:frame>
        <draw:frame draw:style-name="standard" draw:layer="layout" svg:width="9.639cm" svg:height="7.15cm" svg:x="1.422cm" svg:y="3.952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2" table:default-cell-style-name="ce4">
              <table:table-cell>
                <text:p text:style-name="P14"><text:span text:style-name="T13">Aerolinea</text:span></text:p>
              </table:table-cell>
              <table:table-cell>
                <text:p text:style-name="P14"><text:span text:style-name="T13">Vôo</text:span></text:p>
              </table:table-cell>
              <table:table-cell table:style-name="ce5">
                <text:p text:style-name="P14"><text:span text:style-name="T14">Data</text:span></text:p>
              </table:table-cell>
            </table:table-row>
            <table:table-row table:style-name="ro13">
              <table:table-cell table:style-name="ce1">
                <text:p text:style-name="P15"><text:span text:style-name="T5">TAM</text:span></text:p>
              </table:table-cell>
              <table:table-cell table:style-name="ce9">
                <text:p text:style-name="P14"><text:span text:style-name="T15">1545</text:span></text:p>
              </table:table-cell>
              <table:table-cell table:style-name="ce6">
                <text:p text:style-name="P15"><text:span text:style-name="T16">2013-01-01</text:span></text:p>
              </table:table-cell>
            </table:table-row>
            <table:table-row table:style-name="ro13">
              <table:table-cell table:style-name="ce1">
                <text:p text:style-name="P15">TAM</text:p>
              </table:table-cell>
              <table:table-cell table:style-name="ce10">
                <text:p text:style-name="P4"><text:span text:style-name="T17">461</text:span></text:p>
              </table:table-cell>
              <table:table-cell table:style-name="ce6">
                <text:p text:style-name="P15">2013-03-07</text:p>
              </table:table-cell>
            </table:table-row>
            <table:table-row table:style-name="ro13">
              <table:table-cell table:style-name="ce1">
                <text:p text:style-name="P15"><text:span text:style-name="T5">Gol</text:span></text:p>
              </table:table-cell>
              <table:table-cell table:style-name="ce9">
                <text:p text:style-name="P14"><text:span text:style-name="T15">1714</text:span></text:p>
              </table:table-cell>
              <table:table-cell table:style-name="ce6">
                <text:p text:style-name="P15"><text:span text:style-name="T16">2014-02-01</text:span></text:p>
              </table:table-cell>
            </table:table-row>
            <table:table-row table:style-name="ro13">
              <table:table-cell table:style-name="ce1">
                <text:p text:style-name="P15"><text:span text:style-name="T5">Avianca</text:span></text:p>
              </table:table-cell>
              <table:table-cell table:style-name="ce9">
                <text:p text:style-name="P14"><text:span text:style-name="T15">725</text:span></text:p>
              </table:table-cell>
              <table:table-cell table:style-name="ce6">
                <text:p text:style-name="P15"><text:span text:style-name="T16">2015-08-09</text:span></text:p>
              </table:table-cell>
            </table:table-row>
            <table:table-row table:style-name="ro13">
              <table:table-cell table:style-name="ce1">
                <text:p text:style-name="P15"><text:span text:style-name="T5">Azul</text:span></text:p>
              </table:table-cell>
              <table:table-cell table:style-name="ce11">
                <text:p text:style-name="P14"><text:span text:style-name="T5">1696</text:span></text:p>
              </table:table-cell>
              <table:table-cell table:style-name="ce6">
                <text:p text:style-name="P15"><text:span text:style-name="T16">2016-12-01</text:span></text:p>
              </table:table-cell>
            </table:table-row>
            <table:table-row table:style-name="ro14">
              <table:table-cell table:style-name="ce1">
                <text:p text:style-name="P15"><text:span text:style-name="T5">Azul</text:span></text:p>
              </table:table-cell>
              <table:table-cell table:style-name="ce11">
                <text:p text:style-name="P14"><text:span text:style-name="T5">1696</text:span></text:p>
              </table:table-cell>
              <table:table-cell table:style-name="ce6">
                <text:p text:style-name="P15"><text:span text:style-name="T16">2016-12-31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4.799cm" svg:height="6.803cm" svg:x="12cm" svg:y="4.065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7"/>
            <table:table-column table:style-name="co28"/>
            <table:table-row table:style-name="ro18" table:default-cell-style-name="ce1">
              <table:table-cell table:style-name="ce4">
                <text:p text:style-name="P14"><text:span text:style-name="T13">Aerolinea</text:span></text:p>
              </table:table-cell>
              <table:table-cell>
                <text:p text:style-name="P14"><text:span text:style-name="T5">Vôo</text:span></text:p>
              </table:table-cell>
              <table:table-cell>
                <text:p text:style-name="P14"><text:span text:style-name="T5">Hora_part</text:span></text:p>
              </table:table-cell>
              <table:table-cell>
                <text:p text:style-name="P14"><text:span text:style-name="T5">Hora_cheg</text:span></text:p>
              </table:table-cell>
            </table:table-row>
            <table:table-row table:style-name="ro3" table:default-cell-style-name="ce9">
              <table:table-cell table:style-name="ce1">
                <text:p text:style-name="P15"><text:span text:style-name="T5">TAM</text:span></text:p>
              </table:table-cell>
              <table:table-cell table:style-name="ce12">
                <text:p text:style-name="P14"><text:span text:style-name="T15">461</text:span></text:p>
              </table:table-cell>
              <table:table-cell>
                <text:p text:style-name="P14"><text:span text:style-name="T15">5:54</text:span></text:p>
              </table:table-cell>
              <table:table-cell>
                <text:p text:style-name="P14"><text:span text:style-name="T15">8:12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5">Gol</text:span></text:p>
              </table:table-cell>
              <table:table-cell>
                <text:p text:style-name="P14"><text:span text:style-name="T5">1141</text:span></text:p>
              </table:table-cell>
              <table:table-cell>
                <text:p text:style-name="P14"><text:span text:style-name="T5">5:42</text:span></text:p>
              </table:table-cell>
              <table:table-cell>
                <text:p text:style-name="P14"><text:span text:style-name="T5">9:23</text:span></text:p>
              </table:table-cell>
            </table:table-row>
            <table:table-row table:style-name="ro3" table:default-cell-style-name="ce9">
              <table:table-cell table:style-name="ce1">
                <text:p text:style-name="P15"><text:span text:style-name="T5">Avianca</text:span></text:p>
              </table:table-cell>
              <table:table-cell table:style-name="ce12">
                <text:p text:style-name="P14"><text:span text:style-name="T15">725</text:span></text:p>
              </table:table-cell>
              <table:table-cell>
                <text:p text:style-name="P14"><text:span text:style-name="T15">5:44</text:span></text:p>
              </table:table-cell>
              <table:table-cell>
                <text:p text:style-name="P14"><text:span text:style-name="T15">10:04</text:span></text:p>
              </table:table-cell>
            </table:table-row>
            <table:table-row table:style-name="ro3" table:default-cell-style-name="ce9">
              <table:table-cell table:style-name="ce1">
                <text:p text:style-name="P15"><text:span text:style-name="T5">TAM</text:span></text:p>
              </table:table-cell>
              <table:table-cell table:style-name="ce12">
                <text:p text:style-name="P14"><text:span text:style-name="T15">1545</text:span></text:p>
              </table:table-cell>
              <table:table-cell>
                <text:p text:style-name="P14"><text:span text:style-name="T15">5:17</text:span></text:p>
              </table:table-cell>
              <table:table-cell>
                <text:p text:style-name="P14"><text:span text:style-name="T15">8:30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5">Azul</text:span></text:p>
              </table:table-cell>
              <table:table-cell>
                <text:p text:style-name="P14"><text:span text:style-name="T5">806</text:span></text:p>
              </table:table-cell>
              <table:table-cell>
                <text:p text:style-name="P14"><text:span text:style-name="T5">5:54</text:span></text:p>
              </table:table-cell>
              <table:table-cell>
                <text:p text:style-name="P14"><text:span text:style-name="T5">7:40</text:span></text:p>
              </table:table-cell>
            </table:table-row>
            <table:table-row table:style-name="ro3" table:default-cell-style-name="ce9">
              <table:table-cell table:style-name="ce1">
                <text:p text:style-name="P15"><text:span text:style-name="T5">Gol</text:span></text:p>
              </table:table-cell>
              <table:table-cell table:style-name="ce12">
                <text:p text:style-name="P14"><text:span text:style-name="T15">1714</text:span></text:p>
              </table:table-cell>
              <table:table-cell>
                <text:p text:style-name="P14"><text:span text:style-name="T15">5:33</text:span></text:p>
              </table:table-cell>
              <table:table-cell>
                <text:p text:style-name="P14"><text:span text:style-name="T15">8:50</text:span></text:p>
              </table:table-cell>
            </table:table-row>
          </table:table>
          <draw:image xlink:href="Pictures/TablePreview41.svm" xlink:type="simple" xlink:show="embed" xlink:actuate="onLoad"/>
        </draw:frame>
        <draw:custom-shape draw:style-name="gr18" draw:text-style-name="P4" draw:layer="layout" svg:width="2.178cm" svg:height="12.005cm" draw:transform="rotate (-3.13722933045981) translate (27.771cm 20.376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5" draw:text-style-name="P6" draw:layer="layout" svg:width="0.955cm" svg:height="1.119cm" svg:x="11.245cm" svg:y="6.681cm">
          <draw:text-box>
            <text:p><text:span text:style-name="T6">+</text:span></text:p>
          </draw:text-box>
        </draw:frame>
        <draw:frame draw:style-name="gr5" draw:text-style-name="P6" draw:layer="layout" svg:width="0.955cm" svg:height="1.119cm" svg:x="27cm" svg:y="6.666cm">
          <draw:text-box>
            <text:p><text:span text:style-name="T6">=</text:span></text:p>
          </draw:text-box>
        </draw:frame>
        <draw:frame draw:style-name="gr14" draw:text-style-name="P2" draw:layer="layout" svg:width="1.7cm" svg:height="0.962cm" svg:x="5.4cm" svg:y="2.99cm">
          <draw:text-box>
            <text:p><text:span text:style-name="T5">DF1</text:span></text:p>
          </draw:text-box>
        </draw:frame>
        <draw:frame draw:style-name="gr14" draw:text-style-name="P2" draw:layer="layout" svg:width="1.7cm" svg:height="0.962cm" svg:x="16.4cm" svg:y="3.103cm">
          <draw:text-box>
            <text:p><text:span text:style-name="T5">DF2</text:span></text:p>
          </draw:text-box>
        </draw:frame>
        <draw:frame draw:style-name="gr22" draw:text-style-name="P2" draw:layer="layout" svg:width="10.184cm" svg:height="0.962cm" svg:x="7.79cm" svg:y="11.691cm">
          <draw:text-box>
            <text:p><text:span text:style-name="T5">semi_join (DF1, <text:s/>DF2, <text:s/>by = “Vôo”)</text:span></text:p>
          </draw:text-box>
        </draw:frame>
        <draw:frame draw:style-name="standard" draw:layer="layout" svg:width="9.639cm" svg:height="5.087cm" svg:x="8.036cm" svg:y="13.068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2" table:default-cell-style-name="ce4">
              <table:table-cell>
                <text:p text:style-name="P14"><text:span text:style-name="T13">Aerolinea</text:span></text:p>
              </table:table-cell>
              <table:table-cell>
                <text:p text:style-name="P14"><text:span text:style-name="T13">Vôo</text:span></text:p>
              </table:table-cell>
              <table:table-cell table:style-name="ce5">
                <text:p text:style-name="P14"><text:span text:style-name="T14">Data</text:span></text:p>
              </table:table-cell>
            </table:table-row>
            <table:table-row table:style-name="ro13">
              <table:table-cell table:style-name="ce1">
                <text:p text:style-name="P15"><text:span text:style-name="T5">TAM</text:span></text:p>
              </table:table-cell>
              <table:table-cell table:style-name="ce9">
                <text:p text:style-name="P14"><text:span text:style-name="T15">1545</text:span></text:p>
              </table:table-cell>
              <table:table-cell table:style-name="ce6">
                <text:p text:style-name="P15"><text:span text:style-name="T16">2013-01-01</text:span></text:p>
              </table:table-cell>
            </table:table-row>
            <table:table-row table:style-name="ro13">
              <table:table-cell table:style-name="ce1">
                <text:p text:style-name="P15">TAM</text:p>
              </table:table-cell>
              <table:table-cell table:style-name="ce10">
                <text:p text:style-name="P4"><text:span text:style-name="T17">461</text:span></text:p>
              </table:table-cell>
              <table:table-cell table:style-name="ce6">
                <text:p text:style-name="P15">2013-03-07</text:p>
              </table:table-cell>
            </table:table-row>
            <table:table-row table:style-name="ro13">
              <table:table-cell table:style-name="ce1">
                <text:p text:style-name="P15"><text:span text:style-name="T5">Gol</text:span></text:p>
              </table:table-cell>
              <table:table-cell table:style-name="ce9">
                <text:p text:style-name="P14"><text:span text:style-name="T15">1714</text:span></text:p>
              </table:table-cell>
              <table:table-cell table:style-name="ce6">
                <text:p text:style-name="P15"><text:span text:style-name="T16">2014-02-01</text:span></text:p>
              </table:table-cell>
            </table:table-row>
            <table:table-row table:style-name="ro13">
              <table:table-cell table:style-name="ce1">
                <text:p text:style-name="P15"><text:span text:style-name="T5">Avianca</text:span></text:p>
              </table:table-cell>
              <table:table-cell table:style-name="ce9">
                <text:p text:style-name="P14"><text:span text:style-name="T15">725</text:span></text:p>
              </table:table-cell>
              <table:table-cell table:style-name="ce6">
                <text:p text:style-name="P15"><text:span text:style-name="T16">2015-08-09</text:span></text:p>
              </table:table-cell>
            </table:table-row>
          </table:table>
          <draw:image xlink:href="Pictures/TablePreview4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25.199cm" svg:height="1.963cm" svg:x="1.4cm" svg:y="0.837cm" presentation:class="title" presentation:user-transformed="true">
          <draw:text-box>
            <text:p><text:span text:style-name="T1">Tidyverse::dplyr → anti_join()</text:span></text:p>
          </draw:text-box>
        </draw:frame>
        <draw:frame draw:style-name="standard" draw:layer="layout" svg:width="9.639cm" svg:height="7.15cm" svg:x="1.422cm" svg:y="3.952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2" table:default-cell-style-name="ce4">
              <table:table-cell>
                <text:p text:style-name="P14"><text:span text:style-name="T13">Aerolinea</text:span></text:p>
              </table:table-cell>
              <table:table-cell>
                <text:p text:style-name="P14"><text:span text:style-name="T13">Vôo</text:span></text:p>
              </table:table-cell>
              <table:table-cell table:style-name="ce5">
                <text:p text:style-name="P14"><text:span text:style-name="T14">Data</text:span></text:p>
              </table:table-cell>
            </table:table-row>
            <table:table-row table:style-name="ro13">
              <table:table-cell table:style-name="ce1">
                <text:p text:style-name="P15"><text:span text:style-name="T5">TAM</text:span></text:p>
              </table:table-cell>
              <table:table-cell table:style-name="ce9">
                <text:p text:style-name="P14"><text:span text:style-name="T15">1545</text:span></text:p>
              </table:table-cell>
              <table:table-cell table:style-name="ce6">
                <text:p text:style-name="P15"><text:span text:style-name="T16">2013-01-01</text:span></text:p>
              </table:table-cell>
            </table:table-row>
            <table:table-row table:style-name="ro13">
              <table:table-cell table:style-name="ce1">
                <text:p text:style-name="P15">TAM</text:p>
              </table:table-cell>
              <table:table-cell table:style-name="ce10">
                <text:p text:style-name="P4"><text:span text:style-name="T17">461</text:span></text:p>
              </table:table-cell>
              <table:table-cell table:style-name="ce6">
                <text:p text:style-name="P15">2013-03-07</text:p>
              </table:table-cell>
            </table:table-row>
            <table:table-row table:style-name="ro13">
              <table:table-cell table:style-name="ce1">
                <text:p text:style-name="P15"><text:span text:style-name="T5">Gol</text:span></text:p>
              </table:table-cell>
              <table:table-cell table:style-name="ce9">
                <text:p text:style-name="P14"><text:span text:style-name="T15">1714</text:span></text:p>
              </table:table-cell>
              <table:table-cell table:style-name="ce6">
                <text:p text:style-name="P15"><text:span text:style-name="T16">2014-02-01</text:span></text:p>
              </table:table-cell>
            </table:table-row>
            <table:table-row table:style-name="ro13">
              <table:table-cell table:style-name="ce1">
                <text:p text:style-name="P15"><text:span text:style-name="T5">Avianca</text:span></text:p>
              </table:table-cell>
              <table:table-cell table:style-name="ce9">
                <text:p text:style-name="P14"><text:span text:style-name="T15">725</text:span></text:p>
              </table:table-cell>
              <table:table-cell table:style-name="ce6">
                <text:p text:style-name="P15"><text:span text:style-name="T16">2015-08-09</text:span></text:p>
              </table:table-cell>
            </table:table-row>
            <table:table-row table:style-name="ro13">
              <table:table-cell table:style-name="ce1">
                <text:p text:style-name="P15"><text:span text:style-name="T5">Azul</text:span></text:p>
              </table:table-cell>
              <table:table-cell table:style-name="ce11">
                <text:p text:style-name="P14"><text:span text:style-name="T5">1696</text:span></text:p>
              </table:table-cell>
              <table:table-cell table:style-name="ce6">
                <text:p text:style-name="P15"><text:span text:style-name="T16">2016-12-01</text:span></text:p>
              </table:table-cell>
            </table:table-row>
            <table:table-row table:style-name="ro14">
              <table:table-cell table:style-name="ce1">
                <text:p text:style-name="P15"><text:span text:style-name="T5">Azul</text:span></text:p>
              </table:table-cell>
              <table:table-cell table:style-name="ce11">
                <text:p text:style-name="P14"><text:span text:style-name="T5">1696</text:span></text:p>
              </table:table-cell>
              <table:table-cell table:style-name="ce6">
                <text:p text:style-name="P15"><text:span text:style-name="T16">2016-12-31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4.799cm" svg:height="6.803cm" svg:x="12cm" svg:y="4.065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7"/>
            <table:table-column table:style-name="co28"/>
            <table:table-row table:style-name="ro18" table:default-cell-style-name="ce1">
              <table:table-cell table:style-name="ce4">
                <text:p text:style-name="P14"><text:span text:style-name="T13">Aerolinea</text:span></text:p>
              </table:table-cell>
              <table:table-cell>
                <text:p text:style-name="P14"><text:span text:style-name="T5">Vôo</text:span></text:p>
              </table:table-cell>
              <table:table-cell>
                <text:p text:style-name="P14"><text:span text:style-name="T5">Hora_part</text:span></text:p>
              </table:table-cell>
              <table:table-cell>
                <text:p text:style-name="P14"><text:span text:style-name="T5">Hora_cheg</text:span></text:p>
              </table:table-cell>
            </table:table-row>
            <table:table-row table:style-name="ro3" table:default-cell-style-name="ce9">
              <table:table-cell table:style-name="ce1">
                <text:p text:style-name="P15"><text:span text:style-name="T5">TAM</text:span></text:p>
              </table:table-cell>
              <table:table-cell table:style-name="ce12">
                <text:p text:style-name="P14"><text:span text:style-name="T15">461</text:span></text:p>
              </table:table-cell>
              <table:table-cell>
                <text:p text:style-name="P14"><text:span text:style-name="T15">5:54</text:span></text:p>
              </table:table-cell>
              <table:table-cell>
                <text:p text:style-name="P14"><text:span text:style-name="T15">8:12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5">Gol</text:span></text:p>
              </table:table-cell>
              <table:table-cell>
                <text:p text:style-name="P14"><text:span text:style-name="T5">1141</text:span></text:p>
              </table:table-cell>
              <table:table-cell>
                <text:p text:style-name="P14"><text:span text:style-name="T5">5:42</text:span></text:p>
              </table:table-cell>
              <table:table-cell>
                <text:p text:style-name="P14"><text:span text:style-name="T5">9:23</text:span></text:p>
              </table:table-cell>
            </table:table-row>
            <table:table-row table:style-name="ro3" table:default-cell-style-name="ce9">
              <table:table-cell table:style-name="ce1">
                <text:p text:style-name="P15"><text:span text:style-name="T5">Avianca</text:span></text:p>
              </table:table-cell>
              <table:table-cell table:style-name="ce12">
                <text:p text:style-name="P14"><text:span text:style-name="T15">725</text:span></text:p>
              </table:table-cell>
              <table:table-cell>
                <text:p text:style-name="P14"><text:span text:style-name="T15">5:44</text:span></text:p>
              </table:table-cell>
              <table:table-cell>
                <text:p text:style-name="P14"><text:span text:style-name="T15">10:04</text:span></text:p>
              </table:table-cell>
            </table:table-row>
            <table:table-row table:style-name="ro3" table:default-cell-style-name="ce9">
              <table:table-cell table:style-name="ce1">
                <text:p text:style-name="P15"><text:span text:style-name="T5">TAM</text:span></text:p>
              </table:table-cell>
              <table:table-cell table:style-name="ce12">
                <text:p text:style-name="P14"><text:span text:style-name="T15">1545</text:span></text:p>
              </table:table-cell>
              <table:table-cell>
                <text:p text:style-name="P14"><text:span text:style-name="T15">5:17</text:span></text:p>
              </table:table-cell>
              <table:table-cell>
                <text:p text:style-name="P14"><text:span text:style-name="T15">8:30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5">Azul</text:span></text:p>
              </table:table-cell>
              <table:table-cell>
                <text:p text:style-name="P14"><text:span text:style-name="T5">806</text:span></text:p>
              </table:table-cell>
              <table:table-cell>
                <text:p text:style-name="P14"><text:span text:style-name="T5">5:54</text:span></text:p>
              </table:table-cell>
              <table:table-cell>
                <text:p text:style-name="P14"><text:span text:style-name="T5">7:40</text:span></text:p>
              </table:table-cell>
            </table:table-row>
            <table:table-row table:style-name="ro3" table:default-cell-style-name="ce9">
              <table:table-cell table:style-name="ce1">
                <text:p text:style-name="P15"><text:span text:style-name="T5">Gol</text:span></text:p>
              </table:table-cell>
              <table:table-cell table:style-name="ce12">
                <text:p text:style-name="P14"><text:span text:style-name="T15">1714</text:span></text:p>
              </table:table-cell>
              <table:table-cell>
                <text:p text:style-name="P14"><text:span text:style-name="T15">5:33</text:span></text:p>
              </table:table-cell>
              <table:table-cell>
                <text:p text:style-name="P14"><text:span text:style-name="T15">8:50</text:span></text:p>
              </table:table-cell>
            </table:table-row>
          </table:table>
          <draw:image xlink:href="Pictures/TablePreview44.svm" xlink:type="simple" xlink:show="embed" xlink:actuate="onLoad"/>
        </draw:frame>
        <draw:custom-shape draw:style-name="gr18" draw:text-style-name="P4" draw:layer="layout" svg:width="2.178cm" svg:height="12.005cm" draw:transform="rotate (-3.13722933045981) translate (27.6cm 19.2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5" draw:text-style-name="P6" draw:layer="layout" svg:width="0.955cm" svg:height="1.119cm" svg:x="11.245cm" svg:y="6.681cm">
          <draw:text-box>
            <text:p><text:span text:style-name="T6">+</text:span></text:p>
          </draw:text-box>
        </draw:frame>
        <draw:frame draw:style-name="gr5" draw:text-style-name="P6" draw:layer="layout" svg:width="0.955cm" svg:height="1.119cm" svg:x="25.045cm" svg:y="1.6cm">
          <draw:text-box>
            <text:p><text:span text:style-name="T6">=</text:span></text:p>
          </draw:text-box>
        </draw:frame>
        <draw:frame draw:style-name="gr14" draw:text-style-name="P2" draw:layer="layout" svg:width="1.7cm" svg:height="0.962cm" svg:x="5.4cm" svg:y="2.99cm">
          <draw:text-box>
            <text:p><text:span text:style-name="T5">DF1</text:span></text:p>
          </draw:text-box>
        </draw:frame>
        <draw:frame draw:style-name="gr14" draw:text-style-name="P2" draw:layer="layout" svg:width="1.7cm" svg:height="0.962cm" svg:x="16.4cm" svg:y="3.103cm">
          <draw:text-box>
            <text:p><text:span text:style-name="T5">DF2</text:span></text:p>
          </draw:text-box>
        </draw:frame>
        <draw:frame draw:style-name="gr23" draw:text-style-name="P2" draw:layer="layout" svg:width="9.866cm" svg:height="0.962cm" svg:x="7.734cm" svg:y="12.653cm">
          <draw:text-box>
            <text:p><text:span text:style-name="T5">anti_join (DF1, <text:s/>DF2, <text:s/>by = “Vôo”)</text:span></text:p>
          </draw:text-box>
        </draw:frame>
        <draw:frame draw:style-name="standard" draw:layer="layout" svg:width="9.639cm" svg:height="3.034cm" svg:x="7.444cm" svg:y="14.369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3" table:default-cell-style-name="ce4">
              <table:table-cell>
                <text:p text:style-name="P14"><text:span text:style-name="T13">Aerolinea</text:span></text:p>
              </table:table-cell>
              <table:table-cell>
                <text:p text:style-name="P14"><text:span text:style-name="T13">Vôo</text:span></text:p>
              </table:table-cell>
              <table:table-cell table:style-name="ce5">
                <text:p text:style-name="P14"><text:span text:style-name="T14">Data</text:span></text:p>
              </table:table-cell>
            </table:table-row>
            <table:table-row table:style-name="ro13">
              <table:table-cell table:style-name="ce1">
                <text:p text:style-name="P15"><text:span text:style-name="T5">Azul</text:span></text:p>
              </table:table-cell>
              <table:table-cell table:style-name="ce11">
                <text:p text:style-name="P14"><text:span text:style-name="T5">1696</text:span></text:p>
              </table:table-cell>
              <table:table-cell table:style-name="ce6">
                <text:p text:style-name="P15"><text:span text:style-name="T16">2016-12-01</text:span></text:p>
              </table:table-cell>
            </table:table-row>
            <table:table-row table:style-name="ro14">
              <table:table-cell table:style-name="ce1">
                <text:p text:style-name="P15"><text:span text:style-name="T5">Azul</text:span></text:p>
              </table:table-cell>
              <table:table-cell table:style-name="ce11">
                <text:p text:style-name="P14"><text:span text:style-name="T5">1696</text:span></text:p>
              </table:table-cell>
              <table:table-cell table:style-name="ce6">
                <text:p text:style-name="P15"><text:span text:style-name="T16">2016-12-31</text:span></text:p>
              </table:table-cell>
            </table:table-row>
          </table:table>
          <draw:image xlink:href="Pictures/TablePreview4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umberto </meta:initial-creator>
    <meta:creation-date>2017-06-13T07:48:32.220000000</meta:creation-date>
    <dc:date>2017-06-14T10:02:52.441000000</dc:date>
    <dc:creator>Humberto </dc:creator>
    <meta:editing-duration>PT2H19M47S</meta:editing-duration>
    <meta:editing-cycles>21</meta:editing-cycles>
    <meta:generator>LibreOffice/4.4.5.2$Windows_x86 LibreOffice_project/a22f674fd25a3b6f45bdebf25400ed2adff0ff99</meta:generator>
    <meta:document-statistic meta:object-count="211"/>
  </office:meta>
</office:document-meta>
</file>